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weight="normal" officeooo:rsid="001ced19" officeooo:paragraph-rsid="001ced19" style:font-weight-asian="normal" style:font-weight-complex="normal"/>
    </style:style>
    <style:style style:name="P2" style:family="paragraph" style:parent-style-name="Standard">
      <style:paragraph-properties fo:line-height="150%" fo:text-align="justify" style:justify-single-word="false"/>
      <style:text-properties style:font-name="arial" fo:font-weight="normal" officeooo:rsid="001ced19" officeooo:paragraph-rsid="001ced19" style:font-weight-asian="normal" style:font-weight-complex="normal"/>
    </style:style>
    <style:style style:name="P3" style:family="paragraph" style:parent-style-name="Standard">
      <style:paragraph-properties fo:line-height="150%" fo:text-align="justify" style:justify-single-word="false"/>
      <style:text-properties style:font-name="arial" fo:font-weight="normal" officeooo:rsid="001ced19" officeooo:paragraph-rsid="001e6c0a" style:font-weight-asian="normal" style:font-weight-complex="normal"/>
    </style:style>
    <style:style style:name="P4" style:family="paragraph" style:parent-style-name="Standard">
      <style:paragraph-properties fo:line-height="150%" fo:text-align="start" style:justify-single-word="false"/>
      <style:text-properties style:font-name="arial" fo:font-weight="normal" officeooo:rsid="001ced19" officeooo:paragraph-rsid="001ced19" style:font-weight-asian="normal" style:font-weight-complex="normal"/>
    </style:style>
    <style:style style:name="P5" style:family="paragraph" style:parent-style-name="Standard">
      <style:paragraph-properties fo:line-height="150%" fo:text-align="center" style:justify-single-word="false"/>
      <style:text-properties style:font-name="arial" fo:font-weight="normal" officeooo:rsid="001ced19" officeooo:paragraph-rsid="001ced19" style:font-weight-asian="normal" style:font-weight-complex="normal"/>
    </style:style>
    <style:style style:name="P6" style:family="paragraph" style:parent-style-name="Standard">
      <style:paragraph-properties fo:text-align="center" style:justify-single-word="false"/>
      <style:text-properties style:font-name="arial" fo:font-weight="normal" officeooo:rsid="0020f8df" officeooo:paragraph-rsid="0020f8df" style:font-weight-asian="normal" style:font-weight-complex="normal"/>
    </style:style>
    <style:style style:name="P7" style:family="paragraph" style:parent-style-name="Standard">
      <style:paragraph-properties fo:text-align="center" style:justify-single-word="false"/>
      <style:text-properties style:font-name="arial" fo:font-weight="normal" officeooo:rsid="0020f8df" officeooo:paragraph-rsid="00257a58" style:font-weight-asian="normal" style:font-weight-complex="normal"/>
    </style:style>
    <style:style style:name="P8" style:family="paragraph" style:parent-style-name="Standard">
      <style:paragraph-properties fo:text-align="center" style:justify-single-word="false"/>
      <style:text-properties style:font-name="arial" fo:font-weight="normal" officeooo:rsid="0020f8df" officeooo:paragraph-rsid="002381dc" style:font-weight-asian="normal" style:font-weight-complex="normal"/>
    </style:style>
    <style:style style:name="P9" style:family="paragraph" style:parent-style-name="Standard">
      <style:paragraph-properties fo:line-height="150%" fo:text-align="justify" style:justify-single-word="false"/>
      <style:text-properties style:font-name="arial" fo:font-weight="normal" officeooo:rsid="001ef306" officeooo:paragraph-rsid="001ef306" style:font-weight-asian="normal" style:font-weight-complex="normal"/>
    </style:style>
    <style:style style:name="P10" style:family="paragraph" style:parent-style-name="Standard">
      <style:paragraph-properties fo:text-align="center" style:justify-single-word="false"/>
      <style:text-properties style:font-name="arial" fo:font-weight="normal" officeooo:rsid="00233208" officeooo:paragraph-rsid="00233208" style:font-weight-asian="normal" style:font-weight-complex="normal"/>
    </style:style>
    <style:style style:name="P11" style:family="paragraph" style:parent-style-name="Standard">
      <style:paragraph-properties fo:text-align="center" style:justify-single-word="false"/>
      <style:text-properties style:font-name="arial" fo:font-weight="normal" officeooo:rsid="002381dc" officeooo:paragraph-rsid="002381dc" style:font-weight-asian="normal" style:font-weight-complex="normal"/>
    </style:style>
    <style:style style:name="P12" style:family="paragraph" style:parent-style-name="Standard">
      <style:paragraph-properties fo:text-align="center" style:justify-single-word="false"/>
      <style:text-properties style:font-name="arial" fo:font-weight="normal" officeooo:rsid="00257a58" officeooo:paragraph-rsid="00257a58" style:font-weight-asian="normal" style:font-weight-complex="normal"/>
    </style:style>
    <style:style style:name="P13" style:family="paragraph" style:parent-style-name="Standard">
      <style:paragraph-properties fo:text-align="center" style:justify-single-word="false"/>
      <style:text-properties style:font-name="arial" fo:font-weight="normal" officeooo:rsid="00257a58" officeooo:paragraph-rsid="002b9721" style:font-weight-asian="normal" style:font-weight-complex="normal"/>
    </style:style>
    <style:style style:name="P14" style:family="paragraph" style:parent-style-name="Standard">
      <style:paragraph-properties fo:line-height="150%" fo:text-align="center" style:justify-single-word="false"/>
      <style:text-properties style:font-name="arial" fo:font-weight="normal" officeooo:rsid="002b9721" officeooo:paragraph-rsid="002b9721" style:font-weight-asian="normal" style:font-weight-complex="normal"/>
    </style:style>
    <style:style style:name="P15" style:family="paragraph" style:parent-style-name="Standard">
      <style:paragraph-properties fo:line-height="150%" fo:text-align="start" style:justify-single-word="false"/>
      <style:text-properties style:font-name="arial" fo:font-weight="normal" officeooo:rsid="002b9721" officeooo:paragraph-rsid="002b9721" style:font-weight-asian="normal" style:font-weight-complex="normal"/>
    </style:style>
    <style:style style:name="P16" style:family="paragraph" style:parent-style-name="Standard">
      <style:paragraph-properties fo:line-height="150%" fo:text-align="justify" style:justify-single-word="false"/>
      <style:text-properties style:font-name="arial" fo:font-weight="normal" officeooo:rsid="00322e3a" officeooo:paragraph-rsid="00322e3a" style:font-weight-asian="normal" style:font-weight-complex="normal"/>
    </style:style>
    <style:style style:name="P17" style:family="paragraph" style:parent-style-name="Standard">
      <style:paragraph-properties fo:line-height="150%" fo:text-align="justify" style:justify-single-word="false"/>
      <style:text-properties style:font-name="arial" fo:font-weight="normal" officeooo:rsid="00333e13" officeooo:paragraph-rsid="00333e13" style:font-weight-asian="normal" style:font-weight-complex="normal"/>
    </style:style>
    <style:style style:name="P18" style:family="paragraph" style:parent-style-name="Standard">
      <style:paragraph-properties fo:line-height="150%" fo:text-align="justify" style:justify-single-word="false"/>
      <style:text-properties style:font-name="arial" fo:font-weight="normal" officeooo:rsid="00354e47" officeooo:paragraph-rsid="00354e47" style:font-weight-asian="normal" style:font-weight-complex="normal"/>
    </style:style>
    <style:style style:name="P19" style:family="paragraph" style:parent-style-name="Standard">
      <style:paragraph-properties fo:text-align="center" style:justify-single-word="false"/>
      <style:text-properties style:font-name="arial" fo:font-weight="normal" officeooo:rsid="003c7153" officeooo:paragraph-rsid="003c7153" style:font-weight-asian="normal" style:font-weight-complex="normal"/>
    </style:style>
    <style:style style:name="P20" style:family="paragraph" style:parent-style-name="Standard">
      <style:paragraph-properties fo:line-height="150%" fo:text-align="justify" style:justify-single-word="false"/>
      <style:text-properties style:font-name="arial" fo:font-weight="normal" officeooo:paragraph-rsid="0033985e"/>
    </style:style>
    <style:style style:name="P21" style:family="paragraph" style:parent-style-name="Standard">
      <style:paragraph-properties fo:line-height="150%" fo:text-align="justify" style:justify-single-word="false"/>
      <style:text-properties style:font-name="arial" fo:font-weight="normal" officeooo:paragraph-rsid="00379610"/>
    </style:style>
    <style:style style:name="P22" style:family="paragraph" style:parent-style-name="Standard">
      <style:paragraph-properties fo:text-align="center" style:justify-single-word="false"/>
      <style:text-properties style:font-name="arial" fo:font-weight="bold" officeooo:rsid="001fd547" officeooo:paragraph-rsid="001fd547" style:font-weight-asian="bold" style:font-weight-complex="bold"/>
    </style:style>
    <style:style style:name="P23" style:family="paragraph" style:parent-style-name="Standard">
      <style:paragraph-properties fo:text-align="center" style:justify-single-word="false"/>
      <style:text-properties style:font-name="arial" fo:font-weight="bold" officeooo:rsid="001ad980" officeooo:paragraph-rsid="001ad980" style:font-weight-asian="bold" style:font-weight-complex="bold"/>
    </style:style>
    <style:style style:name="P24" style:family="paragraph" style:parent-style-name="Standard">
      <style:paragraph-properties fo:text-align="center" style:justify-single-word="false"/>
      <style:text-properties style:font-name="arial" fo:font-weight="bold" officeooo:rsid="001ad980" officeooo:paragraph-rsid="001c019d" style:font-weight-asian="bold" style:font-weight-complex="bold"/>
    </style:style>
    <style:style style:name="P25" style:family="paragraph" style:parent-style-name="Standard">
      <style:paragraph-properties fo:text-align="center" style:justify-single-word="false"/>
      <style:text-properties style:font-name="arial" fo:font-weight="bold" officeooo:rsid="001c019d" officeooo:paragraph-rsid="001c019d" style:font-weight-asian="bold" style:font-weight-complex="bold"/>
    </style:style>
    <style:style style:name="P26" style:family="paragraph" style:parent-style-name="Standard">
      <style:paragraph-properties fo:text-align="center" style:justify-single-word="false"/>
      <style:text-properties style:font-name="arial" fo:font-weight="bold" officeooo:rsid="001c019d" officeooo:paragraph-rsid="004931c6" style:font-weight-asian="bold" style:font-weight-complex="bold"/>
    </style:style>
    <style:style style:name="P27" style:family="paragraph" style:parent-style-name="Standard">
      <style:paragraph-properties fo:line-height="150%" fo:text-align="center" style:justify-single-word="false"/>
      <style:text-properties style:font-name="arial" fo:font-weight="bold" officeooo:rsid="001c019d" officeooo:paragraph-rsid="001c019d" style:font-weight-asian="bold" style:font-weight-complex="bold"/>
    </style:style>
    <style:style style:name="P28" style:family="paragraph" style:parent-style-name="Standard">
      <style:paragraph-properties fo:text-align="center" style:justify-single-word="false"/>
      <style:text-properties style:font-name="arial" fo:font-weight="bold" officeooo:rsid="00233208" officeooo:paragraph-rsid="00233208" style:font-weight-asian="bold" style:font-weight-complex="bold"/>
    </style:style>
    <style:style style:name="P29" style:family="paragraph" style:parent-style-name="Standard">
      <style:paragraph-properties fo:text-align="center" style:justify-single-word="false"/>
      <style:text-properties style:font-name="arial" fo:font-weight="bold" officeooo:rsid="00257a58" officeooo:paragraph-rsid="00257a58" style:font-weight-asian="bold" style:font-weight-complex="bold"/>
    </style:style>
    <style:style style:name="P30" style:family="paragraph" style:parent-style-name="Standard">
      <style:paragraph-properties fo:line-height="150%" fo:text-align="center" style:justify-single-word="false"/>
      <style:text-properties style:font-name="arial" fo:font-weight="bold" officeooo:rsid="002ce393" officeooo:paragraph-rsid="002ce393" style:font-weight-asian="bold" style:font-weight-complex="bold"/>
    </style:style>
    <style:style style:name="P31" style:family="paragraph" style:parent-style-name="Standard">
      <style:paragraph-properties fo:text-align="start" style:justify-single-word="false"/>
      <style:text-properties style:font-name="arial" fo:font-weight="bold" officeooo:rsid="00322e3a" officeooo:paragraph-rsid="00322e3a" style:font-weight-asian="bold" style:font-weight-complex="bold"/>
    </style:style>
    <style:style style:name="P32" style:family="paragraph" style:parent-style-name="Standard">
      <style:paragraph-properties fo:line-height="150%" fo:text-align="center" style:justify-single-word="false"/>
      <style:text-properties style:font-name="arial" fo:font-weight="bold" officeooo:rsid="002113d0" officeooo:paragraph-rsid="002113d0" style:font-weight-asian="bold" style:font-weight-complex="bold"/>
    </style:style>
    <style:style style:name="P33" style:family="paragraph" style:parent-style-name="Standard">
      <style:paragraph-properties fo:line-height="150%" fo:text-align="start" style:justify-single-word="false"/>
      <style:text-properties style:font-name="arial" fo:font-weight="bold" officeooo:rsid="002113d0" officeooo:paragraph-rsid="00379610" style:font-weight-asian="bold" style:font-weight-complex="bold"/>
    </style:style>
    <style:style style:name="P34" style:family="paragraph" style:parent-style-name="Standard">
      <style:paragraph-properties fo:line-height="150%" fo:text-align="justify" style:justify-single-word="false"/>
      <style:text-properties style:font-name="arial" fo:font-weight="bold" officeooo:rsid="00333e13" officeooo:paragraph-rsid="00333e13" style:font-weight-asian="bold" style:font-weight-complex="bold"/>
    </style:style>
    <style:style style:name="P35" style:family="paragraph" style:parent-style-name="Standard">
      <style:paragraph-properties fo:line-height="150%" fo:text-align="start" style:justify-single-word="false"/>
      <style:text-properties style:font-name="arial" fo:font-weight="bold" officeooo:rsid="0033985e" officeooo:paragraph-rsid="0033985e" style:font-weight-asian="bold" style:font-weight-complex="bold"/>
    </style:style>
    <style:style style:name="P36" style:family="paragraph" style:parent-style-name="Standard">
      <style:paragraph-properties fo:text-align="start" style:justify-single-word="false"/>
      <style:text-properties style:font-name="arial" fo:font-weight="bold" officeooo:rsid="00379610" officeooo:paragraph-rsid="00379610" style:font-weight-asian="bold" style:font-weight-complex="bold"/>
    </style:style>
    <style:style style:name="P37" style:family="paragraph" style:parent-style-name="Standard">
      <style:paragraph-properties fo:line-height="150%" fo:text-align="start" style:justify-single-word="false"/>
      <style:text-properties style:font-name="arial" fo:font-weight="bold" officeooo:rsid="00379610" officeooo:paragraph-rsid="00379610" style:font-weight-asian="bold" style:font-weight-complex="bold"/>
    </style:style>
    <style:style style:name="P38" style:family="paragraph" style:parent-style-name="Standard">
      <style:paragraph-properties fo:text-align="center" style:justify-single-word="false"/>
      <style:text-properties style:font-name="arial" fo:font-weight="bold" officeooo:rsid="002381dc" officeooo:paragraph-rsid="00233208" style:font-weight-asian="bold" style:font-weight-complex="bold"/>
    </style:style>
    <style:style style:name="P39" style:family="paragraph" style:parent-style-name="Standard">
      <style:paragraph-properties fo:text-align="center" style:justify-single-word="false"/>
      <style:text-properties style:font-name="arial" fo:font-weight="bold" officeooo:rsid="003b15fa" officeooo:paragraph-rsid="003b15fa" style:font-weight-asian="bold" style:font-weight-complex="bold"/>
    </style:style>
    <style:style style:name="P40" style:family="paragraph" style:parent-style-name="Standard">
      <style:paragraph-properties fo:text-align="center" style:justify-single-word="false"/>
      <style:text-properties style:font-name="arial" fo:font-weight="bold" officeooo:rsid="003acda5" officeooo:paragraph-rsid="002381dc" style:font-weight-asian="bold" style:font-weight-complex="bold"/>
    </style:style>
    <style:style style:name="P41" style:family="paragraph" style:parent-style-name="Standard">
      <style:paragraph-properties fo:text-align="center" style:justify-single-word="false"/>
      <style:text-properties style:font-name="arial" fo:font-weight="bold" officeooo:rsid="004931c6" officeooo:paragraph-rsid="004931c6" style:font-weight-asian="bold" style:font-weight-complex="bold"/>
    </style:style>
    <style:style style:name="P42" style:family="paragraph" style:parent-style-name="Standard">
      <style:paragraph-properties fo:text-align="start" style:justify-single-word="false"/>
      <style:text-properties style:font-name="arial" fo:font-size="12pt" fo:font-weight="bold" officeooo:rsid="00379610" officeooo:paragraph-rsid="00379610" style:font-size-asian="12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arial" fo:font-size="12pt" fo:font-weight="normal" officeooo:paragraph-rsid="00379610" style:font-size-asian="12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arial" fo:font-size="13pt" fo:font-weight="bold" officeooo:rsid="00322e3a" officeooo:paragraph-rsid="00322e3a" style:font-size-asian="13pt" style:font-weight-asian="bold" style:font-size-complex="13pt" style:font-weight-complex="bold"/>
    </style:style>
    <style:style style:name="P45" style:family="paragraph" style:parent-style-name="Standard">
      <style:paragraph-properties fo:line-height="150%" fo:text-align="justify" style:justify-single-word="false"/>
      <style:text-properties fo:color="#000000" style:font-name="arial" fo:font-size="12pt" fo:font-weight="bold" officeooo:rsid="00379610" officeooo:paragraph-rsid="00379610" style:font-size-asian="12pt" style:font-weight-asian="bold" style:font-size-complex="12pt" style:font-weight-complex="bold"/>
    </style:style>
    <style:style style:name="P46" style:family="paragraph" style:parent-style-name="Standard">
      <style:paragraph-properties fo:line-height="150%" fo:text-align="justify" style:justify-single-word="false"/>
      <style:text-properties fo:font-variant="normal" fo:text-transform="none" fo:color="#1f1f1f" style:font-name="arial" fo:font-size="12pt" fo:letter-spacing="normal" fo:font-style="normal" fo:font-weight="normal" officeooo:rsid="00354e47" officeooo:paragraph-rsid="0033985e"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font-variant="normal" fo:text-transform="none" fo:color="#1f1f1f" style:font-name="arial" fo:font-size="12pt" fo:letter-spacing="normal" fo:font-style="normal" fo:font-weight="normal" officeooo:rsid="00354e47" officeooo:paragraph-rsid="00354e47"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fo:font-variant="normal" fo:text-transform="none" fo:color="#1f1f1f" style:font-name="arial" fo:font-size="12pt" fo:letter-spacing="normal" fo:font-style="normal" fo:font-weight="normal" officeooo:rsid="00379610" officeooo:paragraph-rsid="00354e47"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font-variant="normal" fo:text-transform="none" fo:color="#1f1f1f" style:font-name="arial" fo:font-size="12pt" fo:letter-spacing="normal" fo:font-style="normal" fo:font-weight="bold" officeooo:rsid="00354e47" officeooo:paragraph-rsid="00354e47" style:font-size-asian="12pt" style:font-weight-asian="bold" style:font-size-complex="12pt" style:font-weight-complex="bold"/>
    </style:style>
    <style:style style:name="P50"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officeooo:rsid="00388fa5" officeooo:paragraph-rsid="00379610" fo:background-color="#ffffff" style:font-weight-asian="bold" style:font-weight-complex="bold"/>
    </style:style>
    <style:style style:name="P51"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rsid="00388fa5" officeooo:paragraph-rsid="00379610" fo:background-color="#ffffff" style:font-weight-asian="bold" style:font-weight-complex="bold"/>
    </style:style>
    <style:style style:name="P52"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officeooo:rsid="004c147e" officeooo:paragraph-rsid="004c147e" fo:background-color="#ffffff" style:font-weight-asian="bold" style:font-weight-complex="bold"/>
    </style:style>
    <style:style style:name="P53"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rsid="00388fa5" officeooo:paragraph-rsid="00379610" fo:background-color="#ffffff"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rsid="00388fa5" officeooo:paragraph-rsid="005798cc" fo:background-color="#ffffff"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rsid="004dac50" officeooo:paragraph-rsid="005798cc" fo:background-color="#ffffff"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officeooo:rsid="00388fa5" officeooo:paragraph-rsid="00379610" fo:background-color="#ffffff" style:font-size-asian="12pt" style:font-weight-asian="normal" style:font-size-complex="12pt" style:font-weight-complex="normal"/>
    </style:style>
    <style:style style:name="P57"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bold" officeooo:rsid="003dbfef" officeooo:paragraph-rsid="003dbfef" fo:background-color="#ffffff" style:font-weight-asian="bold" style:font-weight-complex="bold"/>
    </style:style>
    <style:style style:name="P58"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bold" officeooo:rsid="004c147e" officeooo:paragraph-rsid="004c147e" fo:background-color="#ffffff" style:font-weight-asian="bold" style:font-weight-complex="bold"/>
    </style:style>
    <style:style style:name="P59"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bold" officeooo:rsid="0041b301" officeooo:paragraph-rsid="0041b301" fo:background-color="#ffffff" style:font-weight-asian="bold" style:font-weight-complex="bold"/>
    </style:style>
    <style:style style:name="P60" style:family="paragraph" style:parent-style-name="Standard">
      <style:paragraph-properties fo:line-height="150%" fo:text-align="justify" style:justify-single-word="false"/>
      <style:text-properties fo:font-variant="normal" fo:text-transform="none" fo:color="#000000" style:font-name="arial" fo:font-size="13pt" fo:letter-spacing="normal" fo:font-style="normal" fo:font-weight="bold" officeooo:rsid="0041b301" officeooo:paragraph-rsid="0041b301" fo:background-color="#ffffff" style:font-size-asian="13pt" style:font-weight-asian="bold" style:font-size-complex="13pt" style:font-weight-complex="bold"/>
    </style:style>
    <style:style style:name="P61" style:family="paragraph" style:parent-style-name="Standard">
      <style:paragraph-properties fo:line-height="150%" fo:text-align="start" style:justify-single-word="false"/>
      <style:text-properties fo:font-variant="normal" fo:text-transform="none" fo:color="#000000" style:font-name="arial" fo:font-size="13pt" fo:letter-spacing="normal" fo:font-style="normal" fo:font-weight="normal" officeooo:rsid="00388fa5" officeooo:paragraph-rsid="00379610" fo:background-color="#ffffff" style:font-size-asian="13pt" style:font-weight-asian="bold" style:font-size-complex="13pt" style:font-weight-complex="bold"/>
    </style:style>
    <style:style style:name="P62" style:family="paragraph" style:parent-style-name="Standard">
      <style:paragraph-properties fo:line-height="150%" fo:text-align="justify" style:justify-single-word="false"/>
      <style:text-properties officeooo:paragraph-rsid="005798cc"/>
    </style:style>
    <style:style style:name="P63" style:family="paragraph" style:parent-style-name="Standard">
      <style:paragraph-properties fo:line-height="150%" fo:text-align="justify" style:justify-single-word="false"/>
      <style:text-properties officeooo:paragraph-rsid="0058bdaf"/>
    </style:style>
    <style:style style:name="P64" style:family="paragraph" style:parent-style-name="Standard">
      <style:paragraph-properties fo:margin-left="10.005cm" fo:margin-right="0cm" fo:text-align="justify" style:justify-single-word="false" fo:text-indent="0cm" style:auto-text-indent="false"/>
      <style:text-properties style:font-name="arial" fo:font-weight="normal" officeooo:rsid="001c019d" officeooo:paragraph-rsid="001c019d" style:font-weight-asian="normal" style:font-weight-complex="normal"/>
    </style:style>
    <style:style style:name="P65" style:family="paragraph" style:parent-style-name="Standard">
      <style:paragraph-properties fo:margin-left="10.005cm" fo:margin-right="0cm" fo:text-align="justify" style:justify-single-word="false" fo:text-indent="0cm" style:auto-text-indent="false"/>
      <style:text-properties style:font-name="arial" fo:font-weight="normal" officeooo:rsid="0020f8df" officeooo:paragraph-rsid="0020f8df" style:font-weight-asian="normal" style:font-weight-complex="normal"/>
    </style:style>
    <style:style style:name="P66" style:family="paragraph" style:parent-style-name="Standard">
      <style:paragraph-properties fo:margin-left="10.005cm" fo:margin-right="0cm" fo:text-align="justify" style:justify-single-word="false" fo:text-indent="0cm" style:auto-text-indent="false"/>
      <style:text-properties style:font-name="arial" fo:font-weight="bold" officeooo:rsid="001ad980" officeooo:paragraph-rsid="001ad980" style:font-weight-asian="bold" style:font-weight-complex="bold"/>
    </style:style>
    <style:style style:name="P67" style:family="paragraph" style:parent-style-name="Standard">
      <style:paragraph-properties fo:margin-left="10.005cm" fo:margin-right="0cm" fo:text-align="justify" style:justify-single-word="false" fo:text-indent="0cm" style:auto-text-indent="false"/>
      <style:text-properties style:font-name="arial" fo:font-weight="bold" officeooo:rsid="0020f8df" officeooo:paragraph-rsid="001ad980" style:font-weight-asian="bold" style:font-weight-complex="bold"/>
    </style:style>
    <style:style style:name="P68" style:family="paragraph" style:parent-style-name="Standard">
      <style:paragraph-properties fo:margin-left="0cm" fo:margin-right="0cm" fo:text-align="center" style:justify-single-word="false" fo:text-indent="0cm" style:auto-text-indent="false"/>
      <style:text-properties style:font-name="arial" fo:font-weight="bold" officeooo:rsid="001c019d" officeooo:paragraph-rsid="001c019d" style:font-weight-asian="bold" style:font-weight-complex="bold"/>
    </style:style>
    <style:style style:name="P69" style:family="paragraph" style:parent-style-name="Standard">
      <style:paragraph-properties fo:margin-left="0cm" fo:margin-right="0cm" fo:line-height="150%" fo:text-align="center" style:justify-single-word="false" fo:text-indent="0cm" style:auto-text-indent="false"/>
      <style:text-properties style:font-name="arial" fo:font-weight="bold" officeooo:rsid="001fd547" officeooo:paragraph-rsid="001fd547" style:font-weight-asian="bold" style:font-weight-complex="bold"/>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weight="normal" officeooo:rsid="0020f8df" officeooo:paragraph-rsid="0020f8df" style:font-weight-asian="normal" style:font-weight-complex="normal"/>
    </style:style>
    <style:style style:name="P71" style:family="paragraph" style:parent-style-name="Standard">
      <style:paragraph-properties fo:margin-left="0cm" fo:margin-right="0cm" fo:line-height="150%" fo:text-align="center" style:justify-single-word="false" fo:text-indent="0cm" style:auto-text-indent="false"/>
      <style:text-properties style:font-name="arial" fo:font-weight="normal" officeooo:rsid="0020f8df" officeooo:paragraph-rsid="0020f8df" style:font-weight-asian="normal" style:font-weight-complex="normal"/>
    </style:style>
    <style:style style:name="P72"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2pt" fo:letter-spacing="normal" fo:font-style="normal" fo:font-weight="normal" officeooo:rsid="00388fa5" officeooo:paragraph-rsid="00379610" fo:background-color="#ffffff" style:font-weight-asian="bold" style:font-weight-complex="bold"/>
    </style:style>
    <style:style style:name="P7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P74"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paragraph-rsid="005798cc" style:font-size-asian="12pt" style:font-weight-asian="normal" style:font-size-complex="12pt" style:font-weight-complex="normal"/>
    </style:style>
    <style:style style:name="P75" style:family="paragraph" style:parent-style-name="Text_20_body">
      <style:paragraph-properties fo:margin-left="0cm" fo:margin-right="0cm" fo:text-align="justify" style:justify-single-word="false" fo:orphans="2" fo:widows="2" fo:text-indent="0cm" style:auto-text-indent="false"/>
      <style:text-properties style:font-name="arial" fo:font-size="12pt" fo:font-weight="normal" style:font-size-asian="12pt" style:font-weight-asian="normal" style:font-size-complex="12pt"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officeooo:paragraph-rsid="005798cc"/>
    </style:style>
    <style:style style:name="P77" style:family="paragraph" style:parent-style-name="Text_20_body">
      <style:paragraph-properties fo:line-height="150%" fo:text-align="start" style:justify-single-word="false"/>
    </style:style>
    <style:style style:name="P78" style:family="paragraph" style:parent-style-name="Text_20_body">
      <style:paragraph-properties fo:line-height="150%" fo:text-align="start" style:justify-single-word="false"/>
      <style:text-properties officeooo:paragraph-rsid="004f7782"/>
    </style:style>
    <style:style style:name="P79" style:family="paragraph" style:parent-style-name="Text_20_body">
      <style:paragraph-properties fo:line-height="150%" fo:text-align="justify" style:justify-single-word="false"/>
    </style:style>
    <style:style style:name="P80" style:family="paragraph" style:parent-style-name="Text_20_body">
      <style:paragraph-properties fo:line-height="150%" fo:text-align="justify" style:justify-single-word="false"/>
      <style:text-properties officeooo:paragraph-rsid="00514f1b"/>
    </style:style>
    <style:style style:name="P81" style:family="paragraph" style:parent-style-name="Text_20_body">
      <style:paragraph-properties fo:line-height="150%" fo:text-align="justify" style:justify-single-word="false"/>
      <style:text-properties officeooo:paragraph-rsid="00590607"/>
    </style:style>
    <style:style style:name="P82"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Text_20_body">
      <style:paragraph-properties fo:line-height="150%" fo:text-align="start" style:justify-single-word="false"/>
      <style:text-properties style:font-name="arial" fo:font-weight="bold" officeooo:rsid="00572e8b" style:font-weight-asian="bold" style:font-weight-complex="bold"/>
    </style:style>
    <style:style style:name="P84" style:family="paragraph" style:parent-style-name="Text_20_body">
      <style:paragraph-properties fo:line-height="115%" fo:text-align="justify" style:justify-single-word="false"/>
    </style:style>
    <style:style style:name="P85" style:family="paragraph" style:parent-style-name="Text_20_body">
      <style:paragraph-properties fo:line-height="150%" fo:text-align="justify" style:justify-single-word="false"/>
      <style:text-properties fo:font-variant="normal" fo:text-transform="none" fo:color="#000000" style:font-name="arial" fo:font-size="12pt" fo:letter-spacing="normal" fo:font-style="normal" fo:font-weight="normal" officeooo:rsid="0051495d" officeooo:paragraph-rsid="0051495d" style:font-size-asian="12pt" style:font-size-complex="12pt"/>
    </style:style>
    <style:style style:name="P86" style:family="paragraph" style:parent-style-name="Text_20_body">
      <style:paragraph-properties fo:line-height="150%" fo:text-align="justify" style:justify-single-word="false"/>
      <style:text-properties fo:font-variant="normal" fo:text-transform="none" fo:color="#000000" style:font-name="arial" fo:font-size="12pt" fo:letter-spacing="normal" fo:font-style="normal" fo:font-weight="normal" officeooo:paragraph-rsid="00379610"/>
    </style:style>
    <style:style style:name="P87" style:family="paragraph" style:parent-style-name="Text_20_body">
      <style:paragraph-properties fo:line-height="150%" fo:text-align="justify" style:justify-single-word="false"/>
      <style:text-properties fo:font-variant="normal" fo:text-transform="none" fo:color="#212529" style:font-name="arial" fo:font-size="12pt" fo:letter-spacing="normal" fo:font-style="normal" fo:font-weight="normal" officeooo:rsid="00572e8b" fo:background-color="#ffffff" style:font-weight-asian="bold" style:font-weight-complex="bold"/>
    </style:style>
    <style:style style:name="P88" style:family="paragraph" style:parent-style-name="Text_20_body">
      <style:paragraph-properties fo:line-height="150%" fo:text-align="justify" style:justify-single-word="false"/>
      <style:text-properties officeooo:rsid="0051495d" officeooo:paragraph-rsid="0051495d"/>
    </style:style>
    <style:style style:name="P89" style:family="paragraph" style:parent-style-name="Text_20_body">
      <style:paragraph-properties fo:line-height="150%" fo:text-align="justify" style:justify-single-word="false"/>
      <style:text-properties fo:color="#000000" officeooo:rsid="0051495d" officeooo:paragraph-rsid="0051495d"/>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start" style:justify-single-word="false"/>
      <style:text-properties fo:font-weight="bold" officeooo:paragraph-rsid="004f7782" style:font-weight-asian="bold" style:font-weight-complex="bold"/>
    </style:style>
    <style:style style:name="P92" style:family="paragraph" style:parent-style-name="Text_20_body" style:list-style-name="L1">
      <style:paragraph-properties fo:line-height="150%" fo:text-align="justify" style:justify-single-word="false"/>
      <style:text-properties officeooo:paragraph-rsid="0051495d"/>
    </style:style>
    <style:style style:name="P93" style:family="paragraph" style:parent-style-name="Text_20_body" style:list-style-name="L2">
      <style:paragraph-properties fo:margin-top="0cm" fo:margin-bottom="0cm" loext:contextual-spacing="false" fo:text-align="justify" style:justify-single-word="false" fo:orphans="2" fo:widows="2" fo:padding="0cm" fo:border="none"/>
      <style:text-properties fo:font-variant="normal" fo:text-transform="none" fo:color="#000000" style:font-name="arial" fo:font-size="12pt" fo:letter-spacing="normal" fo:font-style="normal" fo:font-weight="normal" officeooo:rsid="004f7782" style:font-size-asian="12pt" style:font-size-complex="12pt"/>
    </style:style>
    <style:style style:name="T1" style:family="text">
      <style:text-properties officeooo:rsid="001c019d"/>
    </style:style>
    <style:style style:name="T2" style:family="text">
      <style:text-properties officeooo:rsid="001e139b"/>
    </style:style>
    <style:style style:name="T3" style:family="text">
      <style:text-properties officeooo:rsid="001fd547"/>
    </style:style>
    <style:style style:name="T4" style:family="text">
      <style:text-properties officeooo:rsid="00233208"/>
    </style:style>
    <style:style style:name="T5" style:family="text">
      <style:text-properties fo:font-weight="bold" style:font-weight-asian="bold" style:font-weight-complex="bold"/>
    </style:style>
    <style:style style:name="T6" style:family="text">
      <style:text-properties fo:font-weight="bold" officeooo:rsid="0041b301" style:font-weight-asian="bold" style:font-weight-complex="bold"/>
    </style:style>
    <style:style style:name="T7" style:family="text">
      <style:text-properties fo:font-weight="bold" officeooo:rsid="00548791" style:font-weight-asian="bold" style:font-weight-complex="bold"/>
    </style:style>
    <style:style style:name="T8" style:family="text">
      <style:text-properties officeooo:rsid="00270c02"/>
    </style:style>
    <style:style style:name="T9" style:family="text">
      <style:text-properties officeooo:rsid="002b9721"/>
    </style:style>
    <style:style style:name="T10" style:family="text">
      <style:text-properties officeooo:rsid="002ce393"/>
    </style:style>
    <style:style style:name="T11" style:family="text">
      <style:text-properties officeooo:rsid="00333e13"/>
    </style:style>
    <style:style style:name="T12" style:family="text">
      <style:text-properties fo:font-variant="normal" fo:text-transform="none" fo:color="#1f1f1f" style:font-name="arial" fo:font-size="12pt" fo:letter-spacing="normal" fo:font-style="normal" officeooo:rsid="0033985e" style:font-size-asian="12pt" style:font-weight-asian="normal" style:font-size-complex="12pt" style:font-weight-complex="normal"/>
    </style:style>
    <style:style style:name="T13" style:family="text">
      <style:text-properties fo:font-variant="normal" fo:text-transform="none" fo:color="#1f1f1f" style:font-name="arial" fo:font-size="12pt" fo:letter-spacing="normal" fo:font-style="normal" officeooo:rsid="00354e47" style:font-size-asian="12pt" style:font-weight-asian="normal" style:font-size-complex="12pt" style:font-weight-complex="normal"/>
    </style:style>
    <style:style style:name="T14" style:family="text">
      <style:text-properties fo:font-variant="normal" fo:text-transform="none" fo:color="#1f1f1f" fo:font-size="12pt" fo:letter-spacing="normal" fo:font-style="normal" style:font-size-asian="12pt" style:font-size-complex="12pt"/>
    </style:style>
    <style:style style:name="T15" style:family="text">
      <style:text-properties fo:font-variant="normal" fo:text-transform="none" fo:color="#1f1f1f" fo:font-size="12pt" fo:letter-spacing="normal" fo:font-style="normal" officeooo:rsid="00379610" style:font-size-asian="12pt" style:font-size-complex="12pt"/>
    </style:style>
    <style:style style:name="T16" style:family="text">
      <style:text-properties fo:font-variant="normal" fo:text-transform="none" fo:color="#1f1f1f" fo:font-size="12pt" fo:letter-spacing="normal" fo:font-style="normal" officeooo:rsid="0036b858" style:font-size-asian="12pt" style:font-size-complex="12pt"/>
    </style:style>
    <style:style style:name="T17" style:family="text">
      <style:text-properties fo:font-variant="normal" fo:text-transform="none" fo:color="#000000" style:font-name="arial" fo:font-size="12pt" fo:letter-spacing="normal" fo:font-style="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arial" fo:font-size="12pt" fo:letter-spacing="normal" fo:font-style="normal" officeooo:rsid="00379610"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arial" fo:font-size="12pt" fo:letter-spacing="normal" fo:font-style="normal" fo:font-weight="normal"/>
    </style:style>
    <style:style style:name="T20" style:family="text">
      <style:text-properties fo:font-variant="normal" fo:text-transform="none" fo:color="#000000" style:font-name="arial" fo:font-size="12pt" fo:letter-spacing="normal" fo:font-style="normal" fo:font-weight="normal" officeooo:rsid="00388fa5"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font-name="arial" fo:font-size="12pt" fo:letter-spacing="normal" fo:font-style="normal" fo:font-weight="normal" officeooo:rsid="003f2538"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arial" fo:font-size="12pt" fo:letter-spacing="normal" fo:font-style="normal" fo:font-weight="normal" officeooo:rsid="004057f2" fo:background-color="#ffffff" loext:char-shading-value="0" style:font-size-asian="12pt" style:font-weight-asian="normal" style:font-size-complex="12pt" style:font-weight-complex="normal"/>
    </style:style>
    <style:style style:name="T23" style:family="text">
      <style:text-properties fo:font-variant="normal" fo:text-transform="none" fo:color="#000000" style:font-name="arial" fo:font-size="12pt" fo:letter-spacing="normal" fo:font-style="normal" fo:font-weight="normal" officeooo:rsid="0041b301" fo:background-color="#ffffff" loext:char-shading-value="0" style:font-size-asian="12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officeooo:rsid="00388fa5" fo:background-color="#ffffff" loext:char-shading-value="0" style:font-size-asian="12pt" style:font-weight-asian="bold" style:font-size-complex="12pt" style:font-weight-complex="bold"/>
    </style:style>
    <style:style style:name="T25" style:family="text">
      <style:text-properties fo:font-variant="normal" fo:text-transform="none" fo:color="#000000" style:font-name="arial" fo:font-size="12pt" fo:letter-spacing="normal" fo:font-style="normal" fo:font-weight="normal" officeooo:rsid="004dac50" fo:background-color="#ffffff" loext:char-shading-value="0" style:font-size-asian="12pt" style:font-weight-asian="bold" style:font-size-complex="12pt" style:font-weight-complex="bold"/>
    </style:style>
    <style:style style:name="T26" style:family="text">
      <style:text-properties fo:font-variant="normal" fo:text-transform="none" fo:color="#000000" style:font-name="arial" fo:font-size="12pt" fo:letter-spacing="normal" fo:font-style="normal" fo:font-weight="normal" officeooo:rsid="00388fa5" fo:background-color="#ffffff" loext:char-shading-value="0" style:font-size-asian="12pt" style:font-size-complex="12pt"/>
    </style:style>
    <style:style style:name="T27" style:family="text">
      <style:text-properties fo:font-variant="normal" fo:text-transform="none" fo:color="#000000" style:font-name="arial" fo:font-size="12pt" fo:letter-spacing="normal" fo:font-style="normal" fo:font-weight="normal" officeooo:rsid="00388fa5" fo:background-color="#ffffff" loext:char-shading-value="0"/>
    </style:style>
    <style:style style:name="T28" style:family="text">
      <style:text-properties fo:font-variant="normal" fo:text-transform="none" fo:color="#000000" style:font-name="arial" fo:font-size="12pt" fo:letter-spacing="normal" fo:font-style="normal" fo:font-weight="normal" officeooo:rsid="00388fa5" fo:background-color="#ffffff" loext:char-shading-value="0" style:font-weight-asian="bold" style:font-weight-complex="bold"/>
    </style:style>
    <style:style style:name="T29" style:family="text">
      <style:text-properties fo:font-variant="normal" fo:text-transform="none" fo:color="#000000" style:font-name="arial" fo:font-size="12pt" fo:letter-spacing="normal" fo:font-style="normal" fo:font-weight="normal" officeooo:rsid="004c147e" fo:background-color="#ffffff" loext:char-shading-value="0" style:font-weight-asian="bold" style:font-weight-complex="bold"/>
    </style:style>
    <style:style style:name="T30" style:family="text">
      <style:text-properties fo:font-variant="normal" fo:text-transform="none" fo:color="#000000" style:font-name="arial" fo:font-size="12pt" fo:letter-spacing="normal" fo:font-style="normal" fo:font-weight="normal" officeooo:rsid="0041b301" fo:background-color="#ffffff" loext:char-shading-value="0" style:font-weight-asian="bold" style:font-weight-complex="bold"/>
    </style:style>
    <style:style style:name="T31" style:family="text">
      <style:text-properties fo:font-variant="normal" fo:text-transform="none" fo:color="#000000" style:font-name="arial" fo:font-size="12pt" fo:letter-spacing="normal" fo:font-style="normal" fo:font-weight="normal" officeooo:rsid="0058bdaf" fo:background-color="#ffffff" loext:char-shading-value="0" style:font-weight-asian="bold" style:font-weight-complex="bold"/>
    </style:style>
    <style:style style:name="T32" style:family="text">
      <style:text-properties fo:font-variant="normal" fo:text-transform="none" fo:color="#000000" style:font-name="arial" fo:font-size="12pt" fo:letter-spacing="normal" fo:font-style="normal" fo:font-weight="normal" officeooo:rsid="00572e8b" fo:background-color="#ffffff" loext:char-shading-value="0" style:font-weight-asian="bold" style:font-weight-complex="bold"/>
    </style:style>
    <style:style style:name="T33" style:family="text">
      <style:text-properties fo:font-variant="normal" fo:text-transform="none" fo:color="#000000" style:font-name="arial" fo:font-size="12pt" fo:letter-spacing="normal" fo:font-style="normal" fo:font-weight="normal" officeooo:rsid="00257a58" fo:background-color="#ffffff" loext:char-shading-value="0" style:font-weight-asian="normal" style:font-weight-complex="normal"/>
    </style:style>
    <style:style style:name="T34"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5" style:family="text">
      <style:text-properties fo:font-variant="normal" fo:text-transform="none" fo:color="#000000" style:font-name="arial" fo:font-size="12pt" fo:letter-spacing="normal" fo:font-style="normal" fo:font-weight="normal" style:font-size-asian="12pt" style:font-size-complex="12pt"/>
    </style:style>
    <style:style style:name="T36" style:family="text">
      <style:text-properties fo:font-variant="normal" fo:text-transform="none" fo:color="#000000" style:font-name="arial" fo:font-size="12pt" fo:letter-spacing="normal" fo:font-style="normal" fo:font-weight="normal" officeooo:rsid="004dac50" style:font-size-asian="12pt" style:font-size-complex="12pt"/>
    </style:style>
    <style:style style:name="T37" style:family="text">
      <style:text-properties fo:font-variant="normal" fo:text-transform="none" fo:color="#000000" style:font-name="arial" fo:font-size="12pt" fo:letter-spacing="normal" fo:font-style="normal" fo:font-weight="normal" officeooo:rsid="004f7782" style:font-size-asian="12pt" style:font-size-complex="12pt"/>
    </style:style>
    <style:style style:name="T38" style:family="text">
      <style:text-properties fo:font-variant="normal" fo:text-transform="none" fo:color="#000000" style:font-name="arial" fo:font-size="12pt" fo:letter-spacing="normal" fo:font-style="normal" fo:font-weight="normal" officeooo:rsid="0051495d" style:font-size-asian="12pt" style:font-size-complex="12pt"/>
    </style:style>
    <style:style style:name="T39" style:family="text">
      <style:text-properties fo:font-variant="normal" fo:text-transform="none" fo:color="#000000" style:font-name="arial" fo:font-size="12pt" fo:letter-spacing="normal" fo:font-style="normal" fo:font-weight="normal" officeooo:rsid="0051495d" style:font-size-asian="12pt" style:font-size-complex="12pt" loext:padding="0cm" loext:border="none"/>
    </style:style>
    <style:style style:name="T40" style:family="text">
      <style:text-properties fo:font-variant="normal" fo:text-transform="none" fo:color="#000000" style:font-name="arial" fo:font-size="12pt" fo:letter-spacing="normal" fo:font-style="normal" fo:font-weight="normal" officeooo:rsid="00514f1b" style:font-size-asian="12pt" style:font-size-complex="12pt"/>
    </style:style>
    <style:style style:name="T41" style:family="text">
      <style:text-properties fo:font-variant="normal" fo:text-transform="none" fo:color="#000000" style:font-name="arial" fo:font-size="12pt" fo:letter-spacing="normal" fo:font-style="normal" fo:font-weight="normal" officeooo:rsid="005798cc" style:font-size-asian="12pt" style:font-size-complex="12pt"/>
    </style:style>
    <style:style style:name="T42" style:family="text">
      <style:text-properties fo:font-variant="normal" fo:text-transform="none" fo:color="#000000" style:font-name="arial" fo:font-size="12pt" fo:letter-spacing="normal" fo:font-style="normal" fo:font-weight="normal" officeooo:rsid="0058bdaf" style:font-size-asian="12pt" style:font-size-complex="12pt"/>
    </style:style>
    <style:style style:name="T43" style:family="text">
      <style:text-properties fo:font-variant="normal" fo:text-transform="none" fo:color="#000000" style:font-name="arial" fo:font-size="12pt" fo:letter-spacing="normal" fo:font-style="normal" fo:font-weight="normal" officeooo:rsid="00590607" style:font-size-asian="12pt" style:font-size-complex="12pt"/>
    </style:style>
    <style:style style:name="T44" style:family="text">
      <style:text-properties fo:font-variant="normal" fo:text-transform="none" fo:color="#000000" style:font-name="arial" fo:font-size="12pt" fo:letter-spacing="normal" fo:font-style="normal" fo:font-weight="normal" officeooo:rsid="0056d9a5" style:font-size-asian="12pt" style:font-size-complex="12pt"/>
    </style:style>
    <style:style style:name="T45" style:family="text">
      <style:text-properties fo:font-variant="normal" fo:text-transform="none" fo:color="#000000" style:font-name="arial" fo:font-size="12pt" fo:letter-spacing="normal" fo:font-style="normal" fo:font-weight="normal" officeooo:rsid="004dac50"/>
    </style:style>
    <style:style style:name="T46" style:family="text">
      <style:text-properties fo:font-variant="normal" fo:text-transform="none" fo:color="#000000" style:font-name="arial" fo:font-size="12pt" fo:letter-spacing="normal" fo:font-style="normal" fo:font-weight="normal" loext:padding="0cm" loext:border="none"/>
    </style:style>
    <style:style style:name="T47" style:family="text">
      <style:text-properties fo:font-variant="normal" fo:text-transform="none" fo:color="#000000" style:font-name="arial" fo:font-size="12pt" fo:letter-spacing="normal" fo:font-style="normal" fo:font-weight="bold" officeooo:rsid="00257a58" fo:background-color="#ffffff" loext:char-shading-value="0" style:font-weight-asian="bold" style:font-weight-complex="bold"/>
    </style:style>
    <style:style style:name="T48" style:family="text">
      <style:text-properties fo:font-variant="normal" fo:text-transform="none" fo:color="#000000" style:font-name="arial" fo:font-size="12pt" fo:letter-spacing="normal" fo:font-style="normal" style:text-underline-style="solid" style:text-underline-width="auto" style:text-underline-color="font-color" fo:font-weight="normal" style:font-size-asian="12pt" style:font-size-complex="12pt" loext:padding="0cm" loext:border="none"/>
    </style:style>
    <style:style style:name="T49" style:family="text">
      <style:text-properties fo:font-variant="normal" fo:text-transform="none" fo:color="#000000" style:font-name="arial" fo:letter-spacing="normal" fo:font-style="normal" fo:font-weight="normal" loext:padding="0cm" loext:border="none"/>
    </style:style>
    <style:style style:name="T50" style:family="text">
      <style:text-properties fo:font-variant="normal" fo:text-transform="none" fo:color="#000000" style:font-name="arial" fo:font-size="13pt" fo:letter-spacing="normal" fo:font-style="normal" fo:font-weight="bold" officeooo:rsid="004057f2" fo:background-color="#ffffff" loext:char-shading-value="0" style:font-size-asian="13pt" style:font-weight-asian="bold" style:font-size-complex="13pt" style:font-weight-complex="bold"/>
    </style:style>
    <style:style style:name="T51" style:family="text">
      <style:text-properties fo:font-variant="normal" fo:text-transform="none" fo:color="#000000" fo:letter-spacing="normal" fo:font-style="normal" officeooo:rsid="00388fa5" fo:background-color="#ffffff" loext:char-shading-value="0"/>
    </style:style>
    <style:style style:name="T52" style:family="text">
      <style:text-properties fo:font-variant="normal" fo:text-transform="none" fo:color="#000000" fo:letter-spacing="normal" fo:font-style="normal" officeooo:rsid="0041b301" fo:background-color="#ffffff" loext:char-shading-value="0"/>
    </style:style>
    <style:style style:name="T5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572e8b" style:text-blinking="false" fo:background-color="transparent" loext:char-shading-value="0" style:font-weight-asian="bold" style:font-weight-complex="bold"/>
    </style:style>
    <style:style style:name="T5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57a58" style:text-blinking="false" fo:background-color="transparent" loext:char-shading-value="0" style:font-weight-asian="normal" style:font-weight-complex="normal"/>
    </style:style>
    <style:style style:name="T55" style:family="text">
      <style:text-properties fo:font-variant="normal" fo:text-transform="none" fo:color="#000000" style:font-name="Google Sans" fo:font-size="15pt" fo:letter-spacing="normal" fo:font-style="normal" fo:font-weight="normal" officeooo:rsid="0041b301" fo:background-color="#ffffff" loext:char-shading-value="0" style:font-weight-asian="bold" style:font-weight-complex="bold"/>
    </style:style>
    <style:style style:name="T56" style:family="text">
      <style:text-properties fo:font-variant="normal" fo:text-transform="none" fo:letter-spacing="normal" fo:font-style="normal"/>
    </style:style>
    <style:style style:name="T57" style:family="text">
      <style:text-properties fo:font-variant="normal" fo:text-transform="none" fo:letter-spacing="normal" fo:font-style="normal" fo:font-weight="normal"/>
    </style:style>
    <style:style style:name="T58" style:family="text">
      <style:text-properties fo:font-variant="normal" fo:text-transform="none" fo:letter-spacing="normal" fo:font-style="normal" fo:font-weight="normal" fo:background-color="#ffffff" loext:char-shading-value="0"/>
    </style:style>
    <style:style style:name="T59" style:family="text">
      <style:text-properties fo:font-variant="normal" fo:text-transform="none" fo:letter-spacing="normal" fo:font-style="normal" fo:font-weight="normal" officeooo:rsid="00388fa5" fo:background-color="#ffffff" loext:char-shading-value="0"/>
    </style:style>
    <style:style style:name="T60" style:family="text">
      <style:text-properties fo:font-variant="normal" fo:text-transform="none" fo:letter-spacing="normal" fo:font-style="normal" fo:font-weight="normal" officeooo:rsid="003dbfef" fo:background-color="#ffffff" loext:char-shading-value="0"/>
    </style:style>
    <style:style style:name="T61" style:family="text">
      <style:text-properties fo:font-variant="normal" fo:text-transform="none" style:font-name="arial" fo:font-size="12pt" fo:letter-spacing="normal" fo:font-style="normal" fo:font-weight="normal" style:font-size-asian="12pt" style:font-size-complex="12pt"/>
    </style:style>
    <style:style style:name="T62"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63" style:family="text">
      <style:text-properties fo:font-variant="normal" fo:text-transform="none" style:font-name="arial" fo:font-size="12pt" fo:letter-spacing="normal" fo:font-style="normal" fo:font-weight="bold" officeooo:rsid="004f7782" style:font-size-asian="12pt" style:font-weight-asian="bold" style:font-size-complex="12pt" style:font-weight-complex="bold"/>
    </style:style>
    <style:style style:name="T64" style:family="text">
      <style:text-properties fo:font-variant="normal" fo:text-transform="none" fo:color="#1b1b1b" style:font-name="arial" fo:font-size="12pt" fo:letter-spacing="normal" fo:font-style="normal" fo:font-weight="normal"/>
    </style:style>
    <style:style style:name="T65" style:family="text">
      <style:text-properties fo:font-variant="normal" fo:text-transform="none" fo:color="#1b1b1b" style:font-name="arial" fo:font-size="12pt" fo:letter-spacing="normal" fo:font-style="normal" fo:font-weight="normal" officeooo:rsid="0056d9a5"/>
    </style:style>
    <style:style style:name="T66" style:family="text">
      <style:text-properties fo:font-variant="normal" fo:text-transform="none" fo:color="#1b1b1b" style:font-name="arial" fo:font-size="12pt" fo:letter-spacing="normal" fo:font-style="normal" fo:font-weight="normal" style:font-size-asian="12pt" style:font-size-complex="12pt"/>
    </style:style>
    <style:style style:name="T67" style:family="text">
      <style:text-properties fo:font-variant="normal" fo:text-transform="none" fo:color="#212529" style:font-name="arial" fo:font-size="12pt" fo:letter-spacing="normal" fo:font-style="normal" fo:font-weight="normal"/>
    </style:style>
    <style:style style:name="T68" style:family="text">
      <style:text-properties fo:font-variant="normal" fo:text-transform="none" fo:color="#212529" style:font-name="arial" fo:font-size="12pt" fo:letter-spacing="normal" fo:font-style="normal" fo:font-weight="normal" officeooo:rsid="00257a58" fo:background-color="#ffffff" loext:char-shading-value="0" style:font-weight-asian="bold" style:font-weight-complex="bold"/>
    </style:style>
    <style:style style:name="T69" style:family="text">
      <style:text-properties fo:font-variant="normal" fo:text-transform="none" fo:color="#212529" style:font-name="arial" fo:font-size="12pt" fo:letter-spacing="normal" fo:font-style="normal" fo:font-weight="normal" officeooo:rsid="00572e8b" fo:background-color="#ffffff" loext:char-shading-value="0" style:font-weight-asian="bold" style:font-weight-complex="bold"/>
    </style:style>
    <style:style style:name="T70" style:family="text">
      <style:text-properties fo:font-variant="normal" fo:text-transform="none" fo:color="#212529" style:font-name="arial" fo:font-size="12pt" fo:letter-spacing="normal" fo:font-style="normal" fo:font-weight="normal" officeooo:rsid="00590607" fo:background-color="#ffffff" loext:char-shading-value="0" style:font-weight-asian="bold" style:font-weight-complex="bold"/>
    </style:style>
    <style:style style:name="T71" style:family="text">
      <style:text-properties fo:font-variant="normal" fo:text-transform="none" fo:color="#212529" style:font-name="arial" fo:font-size="12pt" fo:letter-spacing="normal" fo:font-style="normal" fo:font-weight="normal" officeooo:rsid="00572e8b"/>
    </style:style>
    <style:style style:name="T72" style:family="text">
      <style:text-properties officeooo:rsid="0033985e" style:font-weight-asian="normal" style:font-weight-complex="normal"/>
    </style:style>
    <style:style style:name="T73" style:family="text">
      <style:text-properties officeooo:rsid="00354e47" style:font-weight-asian="normal" style:font-weight-complex="normal"/>
    </style:style>
    <style:style style:name="T74" style:family="text">
      <style:text-properties officeooo:rsid="00379610" style:font-weight-asian="normal" style:font-weight-complex="normal"/>
    </style:style>
    <style:style style:name="T75" style:family="text">
      <style:text-properties officeooo:rsid="003b15fa"/>
    </style:style>
    <style:style style:name="T76" style:family="text">
      <style:text-properties fo:font-weight="normal" style:font-weight-asian="normal" style:font-weight-complex="normal"/>
    </style:style>
    <style:style style:name="T77" style:family="text">
      <style:text-properties officeooo:rsid="003acda5"/>
    </style:style>
    <style:style style:name="T78" style:family="text">
      <style:text-properties fo:color="#000000" style:font-name="arial"/>
    </style:style>
    <style:style style:name="T79" style:family="text">
      <style:text-properties fo:color="#000000" style:font-name="arial" fo:font-size="12pt" officeooo:rsid="004dac50" style:font-size-asian="12pt" style:font-size-complex="12pt"/>
    </style:style>
    <style:style style:name="T80" style:family="text">
      <style:text-properties fo:color="#000000" style:font-name="arial" fo:font-size="12pt" officeooo:rsid="004f7782" style:font-size-asian="12pt" style:font-size-complex="12pt"/>
    </style:style>
    <style:style style:name="T81" style:family="text">
      <style:text-properties fo:color="#000000" style:font-name="arial" fo:font-size="12pt" officeooo:rsid="00590607" style:font-size-asian="12pt" style:font-size-complex="12pt"/>
    </style:style>
    <style:style style:name="T82" style:family="text">
      <style:text-properties fo:color="#000000" style:font-name="arial" officeooo:rsid="004f7782"/>
    </style:style>
    <style:style style:name="T83" style:family="text">
      <style:text-properties fo:color="#000000" style:font-name="arial" fo:font-size="13pt" fo:font-weight="normal" style:font-size-asian="13pt" style:font-weight-asian="normal" style:font-size-complex="13pt" style:font-weight-complex="normal"/>
    </style:style>
    <style:style style:name="T84" style:family="text">
      <style:text-properties officeooo:rsid="0041b301"/>
    </style:style>
    <style:style style:name="T85" style:family="text">
      <style:text-properties officeooo:rsid="00432eaa"/>
    </style:style>
    <style:style style:name="T86" style:family="text">
      <style:text-properties officeooo:rsid="004c147e"/>
    </style:style>
    <style:style style:name="T87" style:family="text">
      <style:text-properties officeooo:rsid="00388fa5" fo:background-color="#ffffff" loext:char-shading-value="0" style:font-weight-asian="bold" style:font-weight-complex="bold"/>
    </style:style>
    <style:style style:name="T88" style:family="text">
      <style:text-properties style:font-name="arial"/>
    </style:style>
    <style:style style:name="T89" style:family="text">
      <style:text-properties style:font-name="arial" officeooo:rsid="004f7782"/>
    </style:style>
    <style:style style:name="T90" style:family="text">
      <style:text-properties style:font-name="arial" officeooo:rsid="00590607"/>
    </style:style>
    <style:style style:name="T91" style:family="text">
      <style:text-properties style:font-name="arial" fo:font-weight="bold" officeooo:rsid="00572e8b" style:font-weight-asian="bold" style:font-weight-complex="bold"/>
    </style:style>
    <style:style style:name="T92" style:family="text">
      <style:text-properties fo:color="#1615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légio Estadual José Bonifácio</text:p>
      <text:p text:style-name="P22">Curso <text:span text:style-name="T10">T</text:span>écnico <text:span text:style-name="T10">I</text:span>ntegrado em Informática</text:p>
      <text:p text:style-name="P23"/>
      <text:p text:style-name="P23"/>
      <text:p text:style-name="P23"/>
      <text:p text:style-name="P23"/>
      <text:p text:style-name="P23"/>
      <text:p text:style-name="P23"/>
      <text:p text:style-name="P23"/>
      <text:p text:style-name="P23"/>
      <text:p text:style-name="P23"/>
      <text:p text:style-name="P23">Aline Santos de Souza</text:p>
      <text:p text:style-name="P23">Ayume Caroline Santos de Souza</text:p>
      <text:p text:style-name="P23">Lucas Henrique de Souza</text:p>
      <text:p text:style-name="P41">Hugo Gabriel Rutzen</text:p>
      <text:p text:style-name="P23"/>
      <text:p text:style-name="P23"/>
      <text:p text:style-name="P23"/>
      <text:p text:style-name="P23"/>
      <text:p text:style-name="P23"/>
      <text:p text:style-name="P23"/>
      <text:p text:style-name="P23"/>
      <text:p text:style-name="P23"/>
      <text:p text:style-name="P23"/>
      <text:p text:style-name="P24"><text:span text:style-name="T1">Sistema de Gerenciamento </text:span>de <text:span text:style-name="T1">Ad</text:span>oção de <text:span text:style-name="T1">G</text:span>atos</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Paranaguá </text:p>
      <text:p text:style-name="P26">2024</text:p>
      <text:p text:style-name="P23"/>
      <text:p text:style-name="P25"><text:soft-page-break/></text:p>
      <text:p text:style-name="P25">Aline Santos de Souza</text:p>
      <text:p text:style-name="P25">Ayume Caroline Santos de Souza</text:p>
      <text:p text:style-name="P25">Lucas Henrique de Souza</text:p>
      <text:p text:style-name="P41">Hugo Gabriel Rutze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
      <text:p text:style-name="P23"/>
      <text:p text:style-name="P24"><text:span text:style-name="T1">Sistema de Gerenciamento </text:span>de <text:span text:style-name="T1">Ad</text:span>oção de <text:span text:style-name="T1">G</text:span>atos</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64">Projeto de pesquisa apresentado às disciplinas Internet e Programação Web, Análise e Projeto, Redes e Banco de Dados do Curso Técnico em Informática, no Colégio Estadual José Bonifácio em Paranaguá.</text:p>
      <text:p text:style-name="P64"/>
      <text:p text:style-name="P65">Orientador: Juliana Albini Lopes</text:p>
      <text:p text:style-name="P66"/>
      <text:p text:style-name="P66"/>
      <text:p text:style-name="P67"/>
      <text:p text:style-name="P68">Paranaguá </text:p>
      <text:p text:style-name="P68">2024</text:p>
      <text:p text:style-name="P23"/>
      <text:p text:style-name="P23"/>
      <text:p text:style-name="P23"/>
      <text:p text:style-name="P23"><text:soft-page-break/></text:p>
      <text:p text:style-name="P23"/>
      <text:p text:style-name="P25">Colégio Estadual José Bonifácio</text:p>
      <text:p text:style-name="P25"/>
      <text:p text:style-name="P25"/>
      <text:p text:style-name="P25">Termo de Aprovação</text:p>
      <text:p text:style-name="P25"/>
      <text:p text:style-name="P25"/>
      <text:p text:style-name="P25">Aline Santos de Souza</text:p>
      <text:p text:style-name="P25">Ayume Caroline Santos de Souza</text:p>
      <text:p text:style-name="P25">Lucas Henrique de Souza</text:p>
      <text:p text:style-name="P25"/>
      <text:p text:style-name="P25"/>
      <text:p text:style-name="P25"/>
      <text:p text:style-name="P27"/>
      <text:p text:style-name="P3">Este Trabalho de Conclusão foi avaliado com relação à sua capacidade, alinhamento e segurança com as necessidades específicas do nosso sistema. Após uma análise extensiva das funcionalidades, interfaces e requisitos técnicos, consideramos que o sistema atenda integralmente a<text:span text:style-name="T2">s nossas normas</text:span> e <text:span text:style-name="T2">expectativas</text:span>. O trabalho será <text:span text:style-name="T2">avaliado</text:span> pela banca examinadora composta pelos professores abaixo assinados. Após <text:span text:style-name="T2">resolução</text:span>, a bancada examinadora considerou o trabalho aprovado. </text:p>
      <text:p text:style-name="P2"/>
      <text:p text:style-name="P2"/>
      <text:p text:style-name="P4"/>
      <text:p text:style-name="P5">_____________________________________________</text:p>
      <text:p text:style-name="P14">Coordenador(a)</text:p>
      <text:p text:style-name="P14"/>
      <text:p text:style-name="P14"/>
      <text:p text:style-name="P14">______________________________________________</text:p>
      <text:p text:style-name="P14">Orientador(a)</text:p>
      <text:p text:style-name="P14"/>
      <text:p text:style-name="P14"/>
      <text:p text:style-name="P14">______________________________________________</text:p>
      <text:p text:style-name="P14">Orientador(a)</text:p>
      <text:p text:style-name="P4"/>
      <text:p text:style-name="P4"/>
      <text:p text:style-name="P4"/>
      <text:p text:style-name="P15">Cidade…………………………...dia…………………………………………….de………….</text:p>
      <text:p text:style-name="P4"/>
      <text:p text:style-name="P4"/>
      <text:p text:style-name="P30"><text:soft-page-break/></text:p>
      <text:p text:style-name="P30">Agradecimentos</text:p>
      <text:p text:style-name="P30"/>
      <text:p text:style-name="P9">Agradecemos a todos que contribuíram para a nossa jornada acadêmica. Este Trabalho é resultante ao esforço coletivo da equipe e também ao <text:span text:style-name="T10">auxílio</text:span> de uma rede educacional qualificada. Nossos agradecimentos aos amigos e colegas do <text:span text:style-name="T10">C</text:span>urso <text:span text:style-name="T10">T</text:span>écnico <text:span text:style-name="T8">em </text:span><text:span text:style-name="T10">I</text:span><text:span text:style-name="T8">nformática </text:span>que compartilharam experiências e conhecimentos benéficos. Por fim, <text:span text:style-name="T3">nossos reconhecimentos </text:span>aos professores que colaboraram para as nossas in<text:span text:style-name="T3">s</text:span>truções na realização deste <text:span text:style-name="T3">T</text:span>rabalho <text:span text:style-name="T3">de Conclusão de Curso.</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69"/>
      <text:p text:style-name="P69">Resumo</text:p>
      <text:p text:style-name="P69"/>
      <text:p text:style-name="P70">Este Trabalho trata-se da funcionalidade a respeito da adoção de gatos. <text:span text:style-name="T4">Este sistema consiste em proporcionar aprimoramento para os proprietários de felinos em geral, oferecendo uma ampla gama de produtos e serviços essenciais, fornecendo toda a assistência necessária, ao mesmo tempo em que busca melhorar a qualidade de vida dos gatos abandonados por meio de nossos serviços e recursos de adoção disponível.</text:span></text:p>
      <text:p text:style-name="P70"/>
      <text:p text:style-name="P71"/>
      <text:p text:style-name="P71"/>
      <text:p text:style-name="P71"/>
      <text:p text:style-name="P7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28">Sumário</text:p>
      <text:p text:style-name="P6"/>
      <text:p text:style-name="P6"/>
      <text:p text:style-name="P6"/>
      <text:p text:style-name="P6"/>
      <text:p text:style-name="P28">1 Introdução………………………………………………………………………………</text:p>
      <text:p text:style-name="P28"/>
      <text:p text:style-name="P10">1.1 Motivação….…………………<text:span text:style-name="T5">.……………………………………………...…………</text:span></text:p>
      <text:p text:style-name="P38"/>
      <text:p text:style-name="P11">1.<text:span text:style-name="T11">2</text:span> Objetivo<text:span text:style-name="T5">……………….………………………………………………………………..</text:span></text:p>
      <text:p text:style-name="P11"/>
      <text:p text:style-name="P11">1.<text:span text:style-name="T11">3</text:span> <text:s/>Benefícios……………..……………..………………………<text:span text:style-name="T5">..………………………</text:span></text:p>
      <text:p text:style-name="P6"/>
      <text:p text:style-name="P11">1.<text:span text:style-name="T11">4</text:span> Conclusão<text:span text:style-name="T5">………………………………..…………………………………………...</text:span></text:p>
      <text:p text:style-name="P6"/>
      <text:p text:style-name="P11">1.<text:span text:style-name="T11">5</text:span> Metodologia<text:span text:style-name="T5">………………………………………………………………………….</text:span></text:p>
      <text:p text:style-name="P40"/>
      <text:p text:style-name="P19"><text:span text:style-name="T77">1.</text:span>6 EAP<text:span text:style-name="T5">……………………………………………………………………………….….</text:span></text:p>
      <text:p text:style-name="P8"/>
      <text:p text:style-name="P29">2 Cronograma…………………………………………………………………………</text:p>
      <text:p text:style-name="P13"/>
      <text:p text:style-name="P13">2 .<text:span text:style-name="T9">1 </text:span>Requisitos funcionais e não funcionais<text:span text:style-name="T5">………………….………………………</text:span></text:p>
      <text:p text:style-name="P29"/>
      <text:p text:style-name="P29">3 Referencial……..……………………………………………………………………..</text:p>
      <text:p text:style-name="P29"/>
      <text:p text:style-name="P39"><text:span text:style-name="T76">3.1 Banco de Dados</text:span>…………………………………………………………………………</text:p>
      <text:p text:style-name="P29"/>
      <text:p text:style-name="P12">3.<text:span text:style-name="T75">2</text:span> HTML<text:span text:style-name="T5">……………………………………………………………………………………..</text:span></text:p>
      <text:p text:style-name="P6"/>
      <text:p text:style-name="P12">3.<text:span text:style-name="T75">3</text:span> CSS<text:span text:style-name="T5">……………………………………………………………………………………….</text:span></text:p>
      <text:p text:style-name="P6"/>
      <text:p text:style-name="P12">3.<text:span text:style-name="T75">4</text:span> JAVA SCRIPT<text:span text:style-name="T5">…………………………………………………………………………….</text:span></text:p>
      <text:p text:style-name="P6"/>
      <text:p text:style-name="P12">3.<text:span text:style-name="T75">5</text:span> Integrando HTML e CSS<text:span text:style-name="T5">………………………………………………………………..</text:span></text:p>
      <text:p text:style-name="P6"/>
      <text:p text:style-name="P29"><text:span text:style-name="T9">4</text:span> Resultado………………………………………………………………………………….</text:p>
      <text:p text:style-name="P29"/>
      <text:p text:style-name="P12"><text:span text:style-name="T9">4</text:span>.1 Navegação na plataforma<text:span text:style-name="T5">………………………………………………………………</text:span></text:p>
      <text:p text:style-name="P7"/>
      <text:p text:style-name="P6"/>
      <text:p text:style-name="P6"/>
      <text:p text:style-name="P6"/>
      <text:p text:style-name="P6"/>
      <text:p text:style-name="P6"/>
      <text:p text:style-name="P6"/>
      <text:p text:style-name="P6"/>
      <text:p text:style-name="P6"/>
      <text:p text:style-name="P6"/>
      <text:p text:style-name="P31"><text:soft-page-break/></text:p>
      <text:p text:style-name="P44">1. Introdução</text:p>
      <text:p text:style-name="P44"/>
      <text:p text:style-name="P16">Atualmente, é notório a realidade em que muitos animais são abandonados todos os dias, por motivos financeiros, mudanças de vida ou simplesmente por falta de responsabilidade <text:s/>dos antigos donos. Esses animais indefesos enfrentam uma jornada difícil, vivendo nas ruas, sofrendo com a fome, doenças e a solidão. É ai que a adoção de gatos CatShop <text:span text:style-name="T11">entra em ação. Além de ajudar a diminuir a população de gatos abandonados nas ruas, você ainda ganha um amigo fiel para toda hora. Desse modo, a apresentação desse projeto é abordar adoção de gatos e proporcionar às pessoas um site proveitoso e apto para oferecer uma oportunidade de cuidar, salvar e proteger os felinos.</text:span></text:p>
      <text:p text:style-name="P32"><text:s/></text:p>
      <text:p text:style-name="P34">1.1 Motivação</text:p>
      <text:p text:style-name="P34"/>
      <text:p text:style-name="P17">A nossa motivação consiste em adotar um animal e conceder à ele uma segunda chance de ter uma vida feliz, segura e contribuir para o resgate de um ser vulnerável. Cada adoção responsável significa uma vida salva e um animal a menos sofrendo nas ruas ou abrigos superlotados. Contudo, temos um compromisso de cuidar, proteger e encaminhar o animal para um novo lar.</text:p>
      <text:p text:style-name="P17"/>
      <text:p text:style-name="P35">1.2 Objetivo</text:p>
      <text:p text:style-name="P35"/>
      <text:p text:style-name="P20"><text:span text:style-name="T72">O </text:span><text:span text:style-name="T73">objetivo</text:span><text:span text:style-name="T12"> do site é simplificar a vida dos proprietários de felinos, fornecendo toda a assistência necessária, ao mesmo tempo em que busca melhorar a qualidade de vida dos gatos abandonados por meio dos nossos serviços e recursos de adoção disponível. A plataforma fornece o encaminhamento do animal ao seu lar e tutores responsáveis. Dessa maneira of</text:span><text:span text:style-name="T13">erecemos produtos para o cuidado do seu gato, como cuidados higiênicos para que esse suporte seja agradável para a criação do animal. A plataforma alcança pessoas que buscam por adoção de gatos e precauções necessárias.</text:span></text:p>
      <text:p text:style-name="P46"/>
      <text:p text:style-name="P46"/>
      <text:p text:style-name="P49"/>
      <text:p text:style-name="P49"/>
      <text:p text:style-name="P49"/>
      <text:p text:style-name="P49"/>
      <text:p text:style-name="P49"><text:soft-page-break/></text:p>
      <text:p text:style-name="P49">1.3 Benefícios</text:p>
      <text:p text:style-name="P47"/>
      <text:p text:style-name="P18"><text:span text:style-name="T14">Os benefícios deste site é promover os cuidados e direcionamento </text:span><text:span text:style-name="T15">dos gatos ao seus novos lares</text:span><text:span text:style-name="T14">. Além de </text:span><text:span text:style-name="T16">apresentar conhecimento sobre as raças dos gatos, o mesmo promove ajuda veterinária, produtos higiênicos, banho e tosa, acessórios e a castração do animal. Nosso site é uma ferramenta apropriada para pessoas adultas cautelosas para </text:span><text:span text:style-name="T15">proporcionar uma compreensão mais excessiva da importância dos resgates de gatos abandonados.</text:span></text:p>
      <text:p text:style-name="P48"/>
      <text:p text:style-name="P48"/>
      <text:p text:style-name="P37">1.4 Conclusão</text:p>
      <text:p text:style-name="P37"/>
      <text:p text:style-name="P21"><text:span text:style-name="T74">A plataforma CatShop tem por finalidade contribuir na ajuda da diminuição de gatos abandonados e maltratados nas ruas. Portanto, d</text:span><text:span text:style-name="T17">ar um lar a quem precisa é estar fazendo um bem a você e ao seu mais novo amiguinho </text:span><text:span text:style-name="T18">de quatro patas</text:span><text:span text:style-name="T17">. Sua adaptação com certeza será muito amistosa, sabendo que agora estará a salvo e com um dono que dará todo o carinho e cuidado de que precisa.</text:span></text:p>
      <text:p text:style-name="P33"/>
      <text:p text:style-name="P33"/>
      <text:p text:style-name="P36">1.5 Metodologia</text:p>
      <text:p text:style-name="P42"/>
      <text:p text:style-name="P45"><text:span text:style-name="T58">A </text:span><text:span text:style-name="T59">metodologia </text:span><text:span text:style-name="T57">é a descrição do processo de pesquisa do trabalho. Isto é, a definição de quais serão os procedimentos para a coleta e para a análise da dados.</text:span><text:span text:style-name="T58"> </text:span><text:span text:style-name="T59">A metodologia sere para orientação no desenvolvimento de tarefas e aplicações em várias áreas. </text:span></text:p>
      <text:p text:style-name="P53">A metodologia de prototipação adotada neste projeto não apenas reduziu riscos</text:p>
      <text:p text:style-name="P53">associados a decisões de design, mas também otimizou o investimento, garantindo</text:p>
      <text:p text:style-name="P53">que as escolhas feitas estejam alinhadas com as expectativas e necessidades dos</text:p>
      <text:p text:style-name="P53">usuários finais. Ao simular a experiência do usuário e visualizar as funcionalidades</text:p>
      <text:p text:style-name="P45"><text:span text:style-name="T59">antecipadamente, a equipe buscou assegurar que o produto final seja não apena</text:span><text:span text:style-name="T60">s</text:span></text:p>
      <text:p text:style-name="P53">eficaz do ponto de vista técnico, mas também envolvente e intuitivo para o público-alvo.</text:p>
      <text:p text:style-name="P53"/>
      <text:p text:style-name="P53"/>
      <text:p text:style-name="P51"/>
      <text:p text:style-name="P50"/>
      <text:p text:style-name="P50"/>
      <text:p text:style-name="P50"><text:soft-page-break/></text:p>
      <text:p text:style-name="P57">1.6 EAP</text:p>
      <text:p text:style-name="P72"/>
      <text:p text:style-name="P76"><text:span text:style-name="Strong_20_Emphasis"><text:span text:style-name="T20">A EAP (Estrutura Analítica do Projeto) é um diagrama que organiza o escopo do projeto de forma visual, hierárquica e em partes menores, a fim de facilitar o gerenciamento das entregas. </text:span></text:span><text:span text:style-name="Strong_20_Emphasis"><text:span text:style-name="T21">É </text:span></text:span><text:span text:style-name="Strong_20_Emphasis"><text:span text:style-name="T34">uma ferramenta que organiza o trabalho que será realizado no projeto, representando graficamente e simplificadamente o escopo. </text:span></text:span><text:span text:style-name="T34">A Estrutura Analítica do Projeto serve também para </text:span><text:span text:style-name="Strong_20_Emphasis"><text:span text:style-name="T34">diluir as tarefas </text:span></text:span><text:span text:style-name="T34">e melhor apresentá-las. A natureza gráfica da estrutura auxilia o gerente de projetos a fazer um planejamento com base em uma visão geral, assegurando </text:span><text:span text:style-name="Strong_20_Emphasis"><text:span text:style-name="T34">melhores decisões</text:span></text:span><text:span text:style-name="T34">. O objetivo principal da EAP é ajudar a organizar o trabalho a ser desenvolvido no projeto, dando velocidade e assertividade na elaboração do cronograma e definição das responsabilidades. A EAP também ajuda o gestor a definir e implementar indicadores de desempenho para mensurar a eficiência e qualidade do trabalho da equipe, desde o cumprimento de prazos até volume de entregas e atividades concluídas. </text:span></text:p>
      <text:p text:style-name="P74">A Estrutura Analítica do Projeto (EAP) é uma ferramenta indispensável no arsenal de técnicas de gerenciamento de projetos. Essa abordagem, também conhecida como Work Breakdown Structure (WBS), desempenha um papel crucial na organização e execução eficiente de projetos complexos, fornecendo uma visão clara e estruturada do trabalho a ser realizado. A principal função da EAP é decompor o projeto em partes menores e mais gerenciáveis, conhecidas como pacotes de trabalho. Cada nível da hierarquia da EAP representa uma camada adicional de detalhes sobre o projeto, começando com as entregas finais desejadas e progredindo até as tarefas específicas necessárias para alcançar essas entregas. </text:p>
      <text:p text:style-name="P76"><text:span text:style-name="T34">Ao desdobrar o projeto dessa maneira, a EAP facilita a definição clara do escopo, proporcionando uma compreensão detalhada das atividades e resultados esperados. Isso é fundamental para evitar ambiguidades e garantir que todas as partes interessadas compartilhem uma visão comum do que está incluído no projeto. A atribuição de responsabilidades é simplificada com a EAP, pois cada pacote de trabalho pode ser designado a uma pessoa ou equipe específica. Isso não apenas melhora a responsabilidade individual, mas também contribui para uma melhor coordenação e colaboração entre os membros da equipe. Além disso, a EAP serve como uma base para estimativas de custos e prazos. Ao associar cada componente do projeto a uma </text:span><text:soft-page-break/><text:span text:style-name="T34">estimativa de recursos necessários, os gerentes de projeto podem desenvolver orçamentos mais precisos e cronogramas realistas.</text:span></text:p>
      <text:p text:style-name="P84"><text:span text:style-name="T83"><text:line-break/></text:span><text:span text:style-name="Strong_20_Emphasis"><text:span text:style-name="T50">2. Cronograma</text:span></text:span></text:p>
      <text:p text:style-name="P84"><text:span text:style-name="Strong_20_Emphasis"><text:span text:style-name="T22">O cronograma é essencial para o desenvolvimento do projeto, proporciona uma estrutura</text:span></text:span></text:p>
      <text:p text:style-name="P84"><text:span text:style-name="Strong_20_Emphasis"><text:span text:style-name="T22">organizada que define os prazos e permite a identificação de possíveis desafios.</text:span></text:span></text:p>
      <text:p text:style-name="P84"><text:span text:style-name="Strong_20_Emphasis"><text:span text:style-name="T22">Além disso, o cronograma atua como uma ferramenta de comunicação transparente,</text:span></text:span></text:p>
      <text:p text:style-name="P84"><text:span text:style-name="Strong_20_Emphasis"><text:span text:style-name="T22">promovendo uma gestão eficiente do tempo, facilitando o controle contínuo do</text:span></text:span></text:p>
      <text:p text:style-name="P84"><text:span text:style-name="Strong_20_Emphasis"><text:span text:style-name="T22">progresso e embasando decisões informadas. Essa abordagem sistemática contribui</text:span></text:span></text:p>
      <text:p text:style-name="P84"><text:span text:style-name="Strong_20_Emphasis"><text:span text:style-name="T22">para a organização </text:span></text:span><text:span text:style-name="Strong_20_Emphasis"><text:span text:style-name="T23">e </text:span></text:span><text:span text:style-name="Strong_20_Emphasis"><text:span text:style-name="T22">eficiência do projeto.</text:span></text:span></text:p>
      <text:p text:style-name="P82"><text:line-break/><text:span text:style-name="T6">2.1 Requisitos Funcionais e </text:span><text:span text:style-name="T7">N</text:span><text:span text:style-name="T6">ão Funcionais</text:span></text:p>
      <text:p text:style-name="P50"/>
      <text:p text:style-name="P43"><text:span text:style-name="T51">Parte da etapa de elicitação, os requisitos funcionais são todos os problemas e necessidades que devem ser atendidos e resolvidos pelo software por meio de funções ou serviços. </text:span><text:span text:style-name="T52">Os requisitos funcionais tem como finalidade </text:span>inserir dados em um formulário, buscar pratos específicos em um cardápio, consultar o status de um pedido, realizar compras, comunicar-se com um atendente, alterar informações de um registro <text:span text:style-name="T84">e</text:span> elaborar relatórios.</text:p>
      <text:p text:style-name="P73">Tudo o que for relacionado a uma ação a ser feita é considerado uma função. Também é importante lembrar que quanto menos ambíguos e mais objetivos forem os requisitos funcionais, maior será a qualidade do software gerado pelo time de qa(quality assurance).</text:p>
      <text:p text:style-name="P56"/>
      <text:p text:style-name="P43"><text:span text:style-name="T51">Os requisitos não funcionais são todos aqueles relacionados à forma como o software ou a</text:span><text:span text:style-name="T52">plicativo</text:span><text:span text:style-name="T51"> web tornará realidade os que está sendo planejado. Ou seja, enquanto os requisitos funcionais estão focados no que será feito, os não funcionais descrevem como serão feitos. Assim, todos os pré-requisitos do sistema, de hardware, de software e operacionais são documentados separadamente. Entre as características técnicas que podem ser definidas estão </text:span><text:span text:style-name="T52">o</text:span><text:span text:style-name="T51"> </text:span>tipo de sistema operacional, hardware a ser utilizado, processamento, consumo de memória, conexão, banco de dados <text:span text:style-name="T84">e os</text:span> tipos de dispositivos em que o software pode ser usado.</text:p>
      <text:p text:style-name="P75"><text:span text:style-name="T56">Além disso, os requisitos não funcionais podem ser categorizados em 3 tipos: requisitos de produto final, organizacional e externo. Contudo, também há outras categorias, como <text:s/></text:span>de eficiência, de confiabilidade, de portabilidade, de entrega, de implementação, de padrões, de interoperabilidade, éticos, legais <text:span text:style-name="T84">e </text:span>de integração.</text:p>
      <text:p text:style-name="P56"><text:soft-page-break/></text:p>
      <text:p text:style-name="P56"/>
      <text:p text:style-name="P60">3. Referencial</text:p>
      <text:p text:style-name="P61"/>
      <text:p text:style-name="P59">3.1 <text:span text:style-name="T85">Banco de Dados</text:span></text:p>
      <text:p text:style-name="P59"/>
      <text:p text:style-name="P63"><text:span text:style-name="T29">U</text:span><text:span text:style-name="T30">m banco de dados é qualquer coleção de informações inter-relacionadas. Ao fazer uma lista de compras em um pedaço de papel, você está criando um pequeno banco de dados analógico.</text:span><text:span text:style-name="T23"> A importância de um banco de dados para HTML está na sua capacidade de armazenar e recuperar dados de forma rápida e eficiente. Sem um banco de dados, seria necessário armazenar todas as informações em arquivos estáticos, o que dificultaria a atualização e o gerenciamento dos dados.</text:span><text:span text:style-name="T55"> </text:span><text:span text:style-name="T30">Mas o que é um banco de dados na ciência da computação? Nesse contexto, </text:span><text:span text:style-name="T31">a definição de</text:span><text:span text:style-name="T30"> "banco de dados" </text:span><text:span text:style-name="T31">representa </text:span><text:span text:style-name="T30">uma coleção de informações armazenadas como dados em um sistema de computador, como o estoque do mercado local. </text:span><text:span text:style-name="T19">Os bancos de dados são usados para armazenar e organizar dados, de modo que seja mais fácil gerenciá-los e acessá-los. À medida que uma coleção de dados cresce e ganha mais complexidade, torna-se mais difícil manter os dados organizados, acessíveis e protegidos. Para ajudar com isso, use DBMS (sistemas de gerenciamento de banco de dados), que incluem uma camada de ferramentas de gerenciamento banco de dados.</text:span></text:p>
      <text:p text:style-name="P86"><text:span text:style-name="T87">Dados referem-se a qualquer informação capturada e armazenada sobre uma pessoa, um lugar, um objeto, chamada de entidade, bem como os atributos dessa entidade. </text:span>Por exemplo, se você estiver capturando e armazenando informações sobre <text:span text:style-name="T86">adoção de gatos</text:span> locais, cada <text:span text:style-name="T86">ONG</text:span> será uma entidade, e o nome, o endereço e o horário comercial são atributos dessa entidade. Todas as informações coletadas e armazenadas sobre <text:span text:style-name="T86">essas instituições</text:span> são dados. <text:span text:style-name="T92">Os dados nos tipos mais comuns de bancos de dados em operação atualmente são modelados em linhas e colunas em uma série de tabelas para tornar o processamento e a consulta de dados eficientes. Os dados podem ser facilmente acessados, gerenciados, modificados, atualizados, controlados e organizados. A maioria dos bancos de dados usa a linguagem de consulta estruturada (SQL) para escrever e consultar dados.</text:span></text:p>
      <text:p text:style-name="P51"/>
      <text:p text:style-name="P51"/>
      <text:p text:style-name="P51"/>
      <text:p text:style-name="P51"><text:soft-page-break/></text:p>
      <text:p text:style-name="P58">3.2 HTML</text:p>
      <text:p text:style-name="P52"/>
      <text:p text:style-name="P62"><text:span text:style-name="Strong_20_Emphasis"><text:span text:style-name="T27">HTML</text:span></text:span><text:span text:style-name="T28"> (Linguagem de Marcação de Hiper Texto) é o bloco de construção mais básico da web. Define o significado e a estrutura do conteúdo da web. </text:span><text:span text:style-name="T88">Os hipertextos são a junção de vários elementos — palavras, vídeos e conteúdos —, que, quando conectados, estabelecem uma rede de dados que permite a comunicação, o armazenamento e o compartilhamento de informações.</text:span><text:span text:style-name="T28"> </text:span><text:span text:style-name="T24">Cada página de um site é composta por </text:span><text:span text:style-name="T25">tags de </text:span></text:p>
      <text:p text:style-name="P55"/>
      <text:p text:style-name="P62"><text:span text:style-name="T25">HTML. </text:span><text:span text:style-name="T24">Elas são códigos que orientam a estrutura do documento, como o tamanho, a fonte e as quebras de linhas. </text:span><text:span text:style-name="T35">Um elemento HTML é separado de outro texto em um</text:span><text:span text:style-name="T19"> documento por "tags", que consistem no nome do elemento entre "</text:span><text:span text:style-name="Source_20_Text"><text:span text:style-name="T49">&lt;</text:span></text:span><text:span text:style-name="T19">" e "</text:span><text:span text:style-name="Source_20_Text"><text:span text:style-name="T49">&gt;</text:span></text:span><text:span text:style-name="T19">". O nome de um elemento dentro de uma tag é insensível a maiúsculas e minúsculas. Isto é, pode ser escrito em maiúsculas, minúsculas ou um mistura. Por exemplo, a tag </text:span><text:span text:style-name="T45"><text:s/></text:span><text:span text:style-name="Source_20_Text"><text:span text:style-name="T49">&lt;title&gt;</text:span></text:span><text:span text:style-name="T19">pode ser escrita como </text:span><text:span text:style-name="T45">&lt;</text:span><text:span text:style-name="Source_20_Text"><text:span text:style-name="T49">Title&gt;</text:span></text:span><text:span text:style-name="T19">, </text:span><text:span text:style-name="Source_20_Text"><text:span text:style-name="T49">&lt;TITLE&gt; </text:span></text:span><text:span text:style-name="T19">ou de qualquer outra forma. Atualmente, o HTML pode ser feito com mais de 140 opções de códigos para estruturar um conteúdo na web, porém, algumas caíram em desuso. </text:span><text:span text:style-name="T35">Com o desenvolvimento dos navegadores e a popularização da internet, o HTML passou a ser utilizado na criação de sites, tornando-se um dos pilares da “World Wide Web”. Atualmente, a tecnologia evoluiu e é utilizada em conjunto com outras ferramentas, como o CSS e o</text:span><text:span text:style-name="T36"> JavaScript </text:span><text:span text:style-name="T35">no desenvolvimen</text:span><text:span text:style-name="T41">to </text:span><text:span text:style-name="Strong_20_Emphasis"><text:span text:style-name="T26">HTML</text:span></text:span><text:span text:style-name="T24"> (Linguagem de Marcação de Hiper Texto) é o </text:span><text:span text:style-name="Strong_20_Emphasis"><text:span text:style-name="T26">HTML</text:span></text:span><text:span text:style-name="T24"> (Linguagem de Marcação de Hiper Texto) o bloco de construção mais básico da web. </text:span></text:p>
      <text:p text:style-name="P54"/>
      <text:p text:style-name="P91"><text:span text:style-name="T79">3.</text:span><text:span text:style-name="T80">3 CSS</text:span></text:p>
      <text:p text:style-name="P78"/>
      <text:p text:style-name="P81"><text:span text:style-name="T78">O CSS tem a tarefa de separar o conteúdo do site de sua apresentação visual, alterando elementos como cor do texto, fonte e espaçamento entre blocos, assim como todo o aspecto estético de uma página. </text:span><text:span text:style-name="T82">O</text:span><text:span text:style-name="T78"> CSS se coloca como uma ferramenta relativamente simples, de fácil aprendizado, possibilitando a criação de efeitos, profundidade, animações, páginas interativas e até jogos. </text:span><text:span text:style-name="T82">Esta linguagem é essencial para a cr</text:span><text:span text:style-name="T88">iação de animações: proporcionam uma experiência mais atrativa ao usuário, em comparação com páginas estáticas, e merecem maior atenção na execução de estruturas, </text:span><text:span text:style-name="T89">a c</text:span><text:span text:style-name="T88">riação de efeitos visuais sobrepostos, como o Parallax </text:span><text:span text:style-name="T81">cujo </text:span><text:span text:style-name="T43">efeito ocorre quando os elementos de uma página web se movem a diferentes velocidades conforme o usuário rola a página</text:span><text:span text:style-name="T88">, </text:span><text:span text:style-name="T90">também</text:span><text:span text:style-name="T88"> criam layouts diferenciados, com imagens que possuem profundidade, e se </text:span><text:soft-page-break/><text:span text:style-name="T88">tornam mais agradáveis para a experiência, </text:span><text:span text:style-name="T89">é essencial para criação de s</text:span><text:span text:style-name="T88">ites dinâmicos </text:span><text:span text:style-name="T89">tendo</text:span><text:span text:style-name="T88"> outra possibilidade criada pelo CSS, possibilitando a criação de páginas responsivas, transições, contas personalizadas e textos ou caixas que mudam de cor conforme a navegação </text:span><text:span text:style-name="T89">e</text:span><text:span text:style-name="T80"> </text:span><text:span text:style-name="T37">páginas para captação de leads ou dados de visitantes que contam com componentes gráficos em destaque e formulários de preenchimento de dados. Uma das grandes vantagens do CSS é a possibilidade de personalização praticamente inacabável, com diversas possibilidades de estilização em uma página HTML. Dessa forma, a produtividade é significativamente maior, e os erros são reduzidos. Entre outros benefícios proporcionados pela funcionalidade, podemos citar o controle de layout de diversos documentos a partir de um único arquivo, o consumo de internet reduzido, com a reutilização do mesmo código em mais de uma página, layouts responsivos e com a mesma formatação em diferentes navegadores, as mudanças simples e ágeis na seção visual da página, sem afetar o conteúdo do arquivo, os códigos mais limpos e organizados, graças à menor quantidade de atributos e propriedades e folhas de estilo multifuncionais. </text:span><text:span text:style-name="T42">I</text:span><text:span text:style-name="T37">sso significa que o CSS permite aplicar estilos seletivamente a elementos em documentos HTML. Por exemplo, para selecionar </text:span><text:span text:style-name="T38">t</text:span><text:span text:style-name="Strong_20_Emphasis"><text:span text:style-name="T37">odos </text:span></text:span><text:span text:style-name="T37">os elementos parágrafo de uma página HTML e tornar o texto dentro deles </text:span><text:span text:style-name="T38">azul</text:span><text:span text:style-name="T37">, você escreveria este CSS:</text:span></text:p>
      <text:p text:style-name="P88"><text:span text:style-name="T37">p <text:s/></text:span><text:span text:style-name="T35">{</text:span></text:p>
      <text:p text:style-name="P85"><text:s text:c="5"/>color: blue;</text:p>
      <text:p text:style-name="P85">}</text:p>
      <text:list xml:id="list1017618456" text:style-name="L1">
        <text:list-item>
          <text:p text:style-name="P92"><text:span text:style-name="T38">Cada linha de comando deve ser envolvida em chaves (</text:span><text:span text:style-name="Source_20_Text"><text:span text:style-name="T39">{}</text:span></text:span><text:span text:style-name="T38">). </text:span></text:p>
        </text:list-item>
        <text:list-item>
          <text:p text:style-name="P92"><text:span text:style-name="T19">Dentro de cada declaração, você deve usar dois pontos (</text:span><text:span text:style-name="Source_20_Text"><text:span text:style-name="T46">:</text:span></text:span><text:span text:style-name="T19">) para separar a propriedade de seus valores.</text:span></text:p>
        </text:list-item>
        <text:list-item>
          <text:p text:style-name="P92"><text:span text:style-name="T19">Dentro de cada conjunto de regras, você deve usar um ponto e vírgula (</text:span><text:span text:style-name="Source_20_Text"><text:span text:style-name="T46">;</text:span></text:span><text:span text:style-name="T19">) para separar cada declaração da próxima.</text:span></text:p>
        </text:list-item>
      </text:list>
      <text:list xml:id="list4280223950" text:style-name="L2">
        <text:list-header>
          <text:p text:style-name="P93"/>
        </text:list-header>
      </text:list>
      <text:p text:style-name="P89"><text:span text:style-name="T63">3.</text:span><text:span text:style-name="T62">4</text:span><text:span text:style-name="T61"> </text:span><text:span text:style-name="T62">JAVASCRIPT</text:span></text:p>
      <text:p text:style-name="P80"><text:span text:style-name="T38">JavaScript é uma linguagem de programação que permite a você implementar itens complexos em páginas web sendo </text:span><text:span text:style-name="T35">a terceira camada do bolo das tecnologias padrões da web. </text:span><text:span text:style-name="T40">É</text:span><text:span text:style-name="T35"> uma linguagem de programação que permite criar conteúdo que se atualiza dinamicamente, controlar múltimídias, imagens animadas, e tudo o mais que há de interessante. </text:span><text:span text:style-name="T44">A </text:span><text:span text:style-name="T35">linguagem JavaScript consiste em alguns benefícios comuns da </text:span><text:soft-page-break/><text:span text:style-name="T35">programação que permite </text:span><text:span text:style-name="T44">a</text:span><text:span text:style-name="T64">rmazenar conteúdo útil em variáveis </text:span><text:span text:style-name="T65">e o</text:span><text:span text:style-name="T64">perações com pedaços de texto (conhecidos como "strings" em programação). Quando você carrega uma página web no seu navegador, você está executando seu código (o HTML, CSS e JavaScript) dentro de um ambiente de execução (a guia do navegador). Isso é como uma fábrica que pega a matéria prima (o código) e transforma em um produto (a página web), </text:span><text:span text:style-name="T65">entretanto,</text:span><text:span text:style-name="T64"> </text:span><text:span text:style-name="T65">q</text:span><text:span text:style-name="T64">uando o navegador encontra um bloco de código JavaScript, ele geralmente executa na ordem, de cima para baixo.</text:span><text:span text:style-name="T35"> </text:span><text:span text:style-name="T66">O JavaScript é inserido na sua página de uma maneira similar ao CSS. Enquanto o CSS usa o elemento </text:span><text:a xlink:type="simple" xlink:href="https://developer.mozilla.org/pt-BR/docs/Web/HTML/Element/link" text:style-name="Internet_20_link" text:visited-style-name="Visited_20_Internet_20_Link"><text:span text:style-name="Source_20_Text">&lt;link&gt;</text:span></text:a><text:span text:style-name="Source_20_Text"><text:span text:style-name="T48"> </text:span></text:span><text:span text:style-name="T66">para aplicar folhas de estilo externas e o elemento </text:span><text:a xlink:type="simple" xlink:href="https://developer.mozilla.org/pt-BR/docs/Web/HTML/Element/style" text:style-name="Internet_20_link" text:visited-style-name="Visited_20_Internet_20_Link"><text:span text:style-name="Source_20_Text">&lt;style&gt;</text:span></text:a><text:span text:style-name="Source_20_Text"><text:span text:style-name="T48"> </text:span></text:span><text:span text:style-name="T66">para aplicar folhas de estilo internas, o JavaScript só precisa de um amigo no mundo do HTML — o elemento </text:span><text:a xlink:type="simple" xlink:href="https://developer.mozilla.org/pt-BR/docs/Web/HTML/Element/script" text:style-name="Internet_20_link" text:visited-style-name="Visited_20_Internet_20_Link"><text:span text:style-name="Source_20_Text"><text:span text:style-name="T48">&lt;script&gt;</text:span></text:span></text:a><text:span text:style-name="T66">.</text:span></text:p>
      <text:p text:style-name="P83"/>
      <text:p text:style-name="P77"><text:span text:style-name="T91">3.5 </text:span><text:span text:style-name="T47">Integrando HTML e CSS</text:span></text:p>
      <text:p text:style-name="P79"><text:a xlink:type="simple" xlink:href="https://www.hashtagtreinamentos.com/vs-code-para-html-e-css" office:target-frame-name="_blank" xlink:show="new" text:style-name="Internet_20_link" text:visited-style-name="Visited_20_Internet_20_Link"><text:span text:style-name="T54">HTML e CSS</text:span></text:a><text:span text:style-name="T68"> são duas linguagens fundamentais presentes em </text:span><text:span text:style-name="T70">todos</text:span><text:span text:style-name="Strong_20_Emphasis"><text:span text:style-name="T33"> os sites</text:span></text:span><text:span text:style-name="T68">. Ambas atuam na parte visual, sendo essenciais para a construção dos elementos visuais do site. </text:span><text:span text:style-name="T69">Sendo assim, junto com o JavaScript, essas linguagens são responsáveis pelo desenvolvimento Front-end, que é a parte visual do site, onde o usuário interage e visualiza as informações. Além do Front-End, um site também é composto pelo back-end e pelo banco de dados. O back-end é a parte inteligente do site, responsável por processar os dados do usuário e acessar o banco de dados, sendo a lógica por trás das interações do usuário. O </text:span><text:span text:style-name="T53">HTML e CSS</text:span><text:span text:style-name="T32"> </text:span><text:span text:style-name="T69">são linguagens interligadas e essenciais para a construção de sites, sendo comum vê-las sempre referenciadas ou mencionadas juntas. Isso ocorre porque 100% dos sites utilizam essas linguagens. </text:span><text:span text:style-name="T67">Um exemplo disso é o site </text:span><text:span text:style-name="T71">CatShop</text:span><text:span text:style-name="T67">, que possui botões, inputs e imagens criados através do HTML, mas estilizados com sombreamento e realces através do CSS. </text:span></text:p>
      <text:p text:style-name="P87"/>
      <text:p text:style-name="P90"><text:line-break/></text:p>
      <text:p text:style-name="P90"><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0T07:39:32.765825766</meta:creation-date>
    <dc:date>2024-08-23T11:28:00.197772086</dc:date>
    <meta:editing-duration>PT1H13M12S</meta:editing-duration>
    <meta:editing-cycles>13</meta:editing-cycles>
    <meta:generator>LibreOffice/6.4.7.2$Linux_X86_64 LibreOffice_project/40$Build-2</meta:generator>
    <meta:document-statistic meta:table-count="0" meta:image-count="0" meta:object-count="0" meta:page-count="14" meta:paragraph-count="110" meta:word-count="2913" meta:character-count="19160" meta:non-whitespace-character-count="16330"/>
  </office:meta>
</office:document-meta>
</file>